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toolpanel/"/>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toolpanel/"/>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toolpanel/"/>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toolpanel/"/>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48/statusbar/"/>
  <manifest:file-entry manifest:media-type="" manifest:full-path="Object 48/floater/"/>
  <manifest:file-entry manifest:media-type="" manifest:full-path="Object 48/popupmenu/"/>
  <manifest:file-entry manifest:media-type="text/xml" manifest:full-path="Object 48/content.xml"/>
  <manifest:file-entry manifest:media-type="" manifest:full-path="Object 48/progressbar/"/>
  <manifest:file-entry manifest:media-type="" manifest:full-path="Object 48/toolpanel/"/>
  <manifest:file-entry manifest:media-type="" manifest:full-path="Object 48/menubar/"/>
  <manifest:file-entry manifest:media-type="" manifest:full-path="Object 48/toolbar/"/>
  <manifest:file-entry manifest:media-type="text/xml" manifest:full-path="Object 48/settings.xml"/>
  <manifest:file-entry manifest:media-type="application/vnd.oasis.opendocument.formula" manifest:version="1.2" manifest:full-path="Object 48/"/>
  <manifest:file-entry manifest:media-type="" manifest:full-path="Object 49/statusbar/"/>
  <manifest:file-entry manifest:media-type="" manifest:full-path="Object 49/floater/"/>
  <manifest:file-entry manifest:media-type="" manifest:full-path="Object 49/popupmenu/"/>
  <manifest:file-entry manifest:media-type="text/xml" manifest:full-path="Object 49/content.xml"/>
  <manifest:file-entry manifest:media-type="" manifest:full-path="Object 49/progressbar/"/>
  <manifest:file-entry manifest:media-type="" manifest:full-path="Object 49/toolpanel/"/>
  <manifest:file-entry manifest:media-type="" manifest:full-path="Object 49/menubar/"/>
  <manifest:file-entry manifest:media-type="" manifest:full-path="Object 49/toolbar/"/>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statusbar/"/>
  <manifest:file-entry manifest:media-type="" manifest:full-path="Object 50/floater/"/>
  <manifest:file-entry manifest:media-type="" manifest:full-path="Object 50/popupmenu/"/>
  <manifest:file-entry manifest:media-type="text/xml" manifest:full-path="Object 50/content.xml"/>
  <manifest:file-entry manifest:media-type="" manifest:full-path="Object 50/progressbar/"/>
  <manifest:file-entry manifest:media-type="" manifest:full-path="Object 50/toolpanel/"/>
  <manifest:file-entry manifest:media-type="" manifest:full-path="Object 50/menubar/"/>
  <manifest:file-entry manifest:media-type="" manifest:full-path="Object 50/toolbar/"/>
  <manifest:file-entry manifest:media-type="text/xml" manifest:full-path="Object 50/settings.xml"/>
  <manifest:file-entry manifest:media-type="application/vnd.oasis.opendocument.formula" manifest:version="1.2" manifest:full-path="Object 50/"/>
  <manifest:file-entry manifest:media-type="" manifest:full-path="Object 51/Configurations2/"/>
  <manifest:file-entry manifest:media-type="" manifest:full-path="Object 51/statusbar/"/>
  <manifest:file-entry manifest:media-type="" manifest:full-path="Object 51/floater/"/>
  <manifest:file-entry manifest:media-type="" manifest:full-path="Object 51/popupmenu/"/>
  <manifest:file-entry manifest:media-type="text/xml" manifest:full-path="Object 51/content.xml"/>
  <manifest:file-entry manifest:media-type="" manifest:full-path="Object 51/progressbar/"/>
  <manifest:file-entry manifest:media-type="" manifest:full-path="Object 51/toolpanel/"/>
  <manifest:file-entry manifest:media-type="" manifest:full-path="Object 51/menubar/"/>
  <manifest:file-entry manifest:media-type="" manifest:full-path="Object 51/toolbar/"/>
  <manifest:file-entry manifest:media-type="text/xml" manifest:full-path="Object 51/settings.xml"/>
  <manifest:file-entry manifest:media-type="application/vnd.oasis.opendocument.formula" manifest:version="1.2" manifest:full-path="Object 51/"/>
  <manifest:file-entry manifest:media-type="" manifest:full-path="Object 52/Configurations2/"/>
  <manifest:file-entry manifest:media-type="" manifest:full-path="Object 52/statusbar/"/>
  <manifest:file-entry manifest:media-type="" manifest:full-path="Object 52/floater/"/>
  <manifest:file-entry manifest:media-type="" manifest:full-path="Object 52/popupmenu/"/>
  <manifest:file-entry manifest:media-type="text/xml" manifest:full-path="Object 52/content.xml"/>
  <manifest:file-entry manifest:media-type="" manifest:full-path="Object 52/progressbar/"/>
  <manifest:file-entry manifest:media-type="" manifest:full-path="Object 52/toolpanel/"/>
  <manifest:file-entry manifest:media-type="" manifest:full-path="Object 52/menubar/"/>
  <manifest:file-entry manifest:media-type="" manifest:full-path="Object 52/toolbar/"/>
  <manifest:file-entry manifest:media-type="text/xml" manifest:full-path="Object 52/settings.xml"/>
  <manifest:file-entry manifest:media-type="application/vnd.oasis.opendocument.formula" manifest:version="1.2" manifest:full-path="Object 52/"/>
  <manifest:file-entry manifest:media-type="" manifest:full-path="Object 53/Configurations2/"/>
  <manifest:file-entry manifest:media-type="" manifest:full-path="Object 53/statusbar/"/>
  <manifest:file-entry manifest:media-type="" manifest:full-path="Object 53/floater/"/>
  <manifest:file-entry manifest:media-type="" manifest:full-path="Object 53/popupmenu/"/>
  <manifest:file-entry manifest:media-type="text/xml" manifest:full-path="Object 53/content.xml"/>
  <manifest:file-entry manifest:media-type="" manifest:full-path="Object 53/progressbar/"/>
  <manifest:file-entry manifest:media-type="" manifest:full-path="Object 53/toolpanel/"/>
  <manifest:file-entry manifest:media-type="" manifest:full-path="Object 53/menubar/"/>
  <manifest:file-entry manifest:media-type="" manifest:full-path="Object 53/toolbar/"/>
  <manifest:file-entry manifest:media-type="text/xml" manifest:full-path="Object 53/settings.xml"/>
  <manifest:file-entry manifest:media-type="application/vnd.oasis.opendocument.formula" manifest:version="1.2" manifest:full-path="Object 53/"/>
  <manifest:file-entry manifest:media-type="" manifest:full-path="Object 54/Configurations2/"/>
  <manifest:file-entry manifest:media-type="" manifest:full-path="Object 54/statusbar/"/>
  <manifest:file-entry manifest:media-type="" manifest:full-path="Object 54/floater/"/>
  <manifest:file-entry manifest:media-type="" manifest:full-path="Object 54/popupmenu/"/>
  <manifest:file-entry manifest:media-type="text/xml" manifest:full-path="Object 54/content.xml"/>
  <manifest:file-entry manifest:media-type="" manifest:full-path="Object 54/progressbar/"/>
  <manifest:file-entry manifest:media-type="" manifest:full-path="Object 54/toolpanel/"/>
  <manifest:file-entry manifest:media-type="" manifest:full-path="Object 54/menubar/"/>
  <manifest:file-entry manifest:media-type="" manifest:full-path="Object 54/toolbar/"/>
  <manifest:file-entry manifest:media-type="text/xml" manifest:full-path="Object 54/settings.xml"/>
  <manifest:file-entry manifest:media-type="application/vnd.oasis.opendocument.formula" manifest:version="1.2" manifest:full-path="Object 54/"/>
  <manifest:file-entry manifest:media-type="" manifest:full-path="Object 55/Configurations2/"/>
  <manifest:file-entry manifest:media-type="" manifest:full-path="Object 55/statusbar/"/>
  <manifest:file-entry manifest:media-type="" manifest:full-path="Object 55/floater/"/>
  <manifest:file-entry manifest:media-type="" manifest:full-path="Object 55/popupmenu/"/>
  <manifest:file-entry manifest:media-type="text/xml" manifest:full-path="Object 55/content.xml"/>
  <manifest:file-entry manifest:media-type="" manifest:full-path="Object 55/progressbar/"/>
  <manifest:file-entry manifest:media-type="" manifest:full-path="Object 55/toolpanel/"/>
  <manifest:file-entry manifest:media-type="" manifest:full-path="Object 55/menubar/"/>
  <manifest:file-entry manifest:media-type="" manifest:full-path="Object 55/toolbar/"/>
  <manifest:file-entry manifest:media-type="text/xml" manifest:full-path="Object 55/settings.xml"/>
  <manifest:file-entry manifest:media-type="application/vnd.oasis.opendocument.formula" manifest:version="1.2" manifest:full-path="Object 55/"/>
  <manifest:file-entry manifest:media-type="" manifest:full-path="Object 56/Configurations2/"/>
  <manifest:file-entry manifest:media-type="" manifest:full-path="Object 56/statusbar/"/>
  <manifest:file-entry manifest:media-type="" manifest:full-path="Object 56/floater/"/>
  <manifest:file-entry manifest:media-type="" manifest:full-path="Object 56/popupmenu/"/>
  <manifest:file-entry manifest:media-type="text/xml" manifest:full-path="Object 56/content.xml"/>
  <manifest:file-entry manifest:media-type="" manifest:full-path="Object 56/progressbar/"/>
  <manifest:file-entry manifest:media-type="" manifest:full-path="Object 56/toolpanel/"/>
  <manifest:file-entry manifest:media-type="" manifest:full-path="Object 56/menubar/"/>
  <manifest:file-entry manifest:media-type="" manifest:full-path="Object 56/toolbar/"/>
  <manifest:file-entry manifest:media-type="text/xml" manifest:full-path="Object 56/settings.xml"/>
  <manifest:file-entry manifest:media-type="application/vnd.oasis.opendocument.formula" manifest:version="1.2" manifest:full-path="Object 56/"/>
  <manifest:file-entry manifest:media-type="" manifest:full-path="Object 57/Configurations2/"/>
  <manifest:file-entry manifest:media-type="" manifest:full-path="Object 57/statusbar/"/>
  <manifest:file-entry manifest:media-type="" manifest:full-path="Object 57/floater/"/>
  <manifest:file-entry manifest:media-type="" manifest:full-path="Object 57/popupmenu/"/>
  <manifest:file-entry manifest:media-type="text/xml" manifest:full-path="Object 57/content.xml"/>
  <manifest:file-entry manifest:media-type="" manifest:full-path="Object 57/progressbar/"/>
  <manifest:file-entry manifest:media-type="" manifest:full-path="Object 57/toolpanel/"/>
  <manifest:file-entry manifest:media-type="" manifest:full-path="Object 57/menubar/"/>
  <manifest:file-entry manifest:media-type="" manifest:full-path="Object 57/tool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 manifest:full-path="ObjectReplacements/Object 5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toolpanel/"/>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toolpanel/"/>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toolpanel/"/>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toolpanel/"/>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toolpanel/"/>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toolpanel/"/>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toolpanel/"/>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toolpanel/"/>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toolpanel/"/>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toolpanel/"/>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toolpanel/"/>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toolpanel/"/>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toolpanel/"/>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toolpanel/"/>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toolpanel/"/>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formula" manifest:version="1.2" manifest:full-path="Object 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formula" manifest:version="1.2" manifest:full-path="Object 3/"/>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 manifest:full-path="Object 4/toolpane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formula" manifest:version="1.2" manifest:full-path="Object 4/"/>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 manifest:full-path="Object 5/toolpanel/"/>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formula" manifest:version="1.2" manifest:full-path="Object 5/"/>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 manifest:full-path="Object 6/toolpane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formula" manifest:version="1.2" manifest:full-path="Object 6/"/>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toolpanel/"/>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toolpanel/"/>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toolpanel/"/>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style:font-name-asian="ArialMT" style:font-size-asian="10pt" style:font-style-asian="normal" style:font-name-complex="ArialMT" style:font-size-complex="10pt" style:font-style-complex="normal"/>
    </style:style>
    <style:style style:name="P3" style:family="paragraph" style:parent-style-name="Standard">
      <style:paragraph-properties fo:text-align="justify" style:justify-single-word="false" style:text-autospace="none"/>
      <style:text-properties fo:color="#000000"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1" style:font-size-asian="10pt" style:font-style-asian="normal" style:font-name-complex="ArialMT1" style:font-size-complex="10pt" style:font-style-complex="normal"/>
    </style:style>
    <style:style style:name="P5" style:family="paragraph" style:parent-style-name="Standard">
      <style:paragraph-properties style:text-autospace="none"/>
      <style:text-properties fo:color="#000000" style:font-name="Times New Roman" fo:font-size="10pt" style:font-name-asian="ArialMT" style:font-size-asian="10pt" style:font-name-complex="ArialMT" style:font-size-complex="10pt"/>
    </style:style>
    <style:style style:name="P6" style:family="paragraph" style:parent-style-name="Standard">
      <style:paragraph-properties fo:text-align="justify" style:justify-single-word="false" style:text-autospace="none"/>
      <style:text-properties fo:color="#000000" style:font-name="Times New Roman" fo:font-size="10pt" style:font-name-asian="ArialMT" style:font-size-asian="10pt" style:font-name-complex="ArialMT" style:font-size-complex="10pt"/>
    </style:style>
    <style:style style:name="P7"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8"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10" style:family="paragraph" style:parent-style-name="Standard">
      <style:paragraph-properties fo:text-align="justify" style:justify-single-word="fals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P13" style:family="paragraph" style:parent-style-name="Standard">
      <style:paragraph-properties fo:text-align="justify" style:justify-single-word="false" style:text-autospace="none"/>
      <style:text-properties style:font-name="Times New Roman" fo:font-size="10pt" fo:language="ru" fo:country="RU" fo:font-style="italic" fo:font-weight="bold" style:font-size-asian="10pt" style:font-style-asian="italic" style:font-weight-asian="bold" style:font-size-complex="10pt" style:font-style-complex="italic" style:font-weight-complex="bold"/>
    </style:style>
    <style:style style:name="P14" style:family="paragraph" style:parent-style-name="Standard">
      <style:paragraph-properties fo:text-align="justify" style:justify-single-word="false" style:text-autospace="none"/>
      <style:text-properties style:font-name="Times New Roman" fo:font-size="10pt" fo:language="ru" fo:country="RU" fo:font-style="italic" style:font-name-asian="ArialMT1" style:font-size-asian="10pt" style:font-style-asian="italic" style:font-name-complex="ArialMT1" style:font-size-complex="10pt" style:font-style-complex="italic"/>
    </style:style>
    <style:style style:name="P15"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16"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8"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20"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21"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22"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23" style:family="paragraph" style:parent-style-name="Standard">
      <style:paragraph-properties fo:text-align="justify" style:justify-single-word="false"/>
      <style:text-properties style:font-name="Times New Roman" fo:font-size="10pt" fo:language="ru" fo:country="RU" fo:font-weight="normal" style:font-size-asian="10pt" style:font-weight-asian="normal" style:font-size-complex="10pt" style:font-weight-complex="normal"/>
    </style:style>
    <style:style style:name="P24"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25" style:family="paragraph" style:parent-style-name="Standard">
      <style:paragraph-properties fo:text-align="justify" style:justify-single-word="false" style:text-autospace="none"/>
      <style:text-properties style:font-name="Times New Roman" fo:font-size="10pt" fo:language="en" fo:country="US" fo:font-style="italic" style:font-name-asian="ArialMT1" style:font-size-asian="10pt" style:font-style-asian="italic" style:font-name-complex="ArialMT1" style:font-size-complex="10pt" style:font-style-complex="italic"/>
    </style:style>
    <style:style style:name="P26"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27" style:family="paragraph" style:parent-style-name="Standard">
      <style:paragraph-properties fo:text-align="justify" style:justify-single-word="false" style:text-autospace="none"/>
      <style:text-properties style:font-name="Times New Roman" fo:font-size="10pt" fo:language="en" fo:country="US" fo:font-style="normal" fo:font-weight="bold" style:font-name-asian="ArialMT1" style:font-size-asian="10pt" style:font-style-asian="normal" style:font-weight-asian="bold" style:font-name-complex="ArialMT1" style:font-size-complex="10pt" style:font-style-complex="normal" style:font-weight-complex="bold"/>
    </style:style>
    <style:style style:name="P28"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29"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font-size-complex="10pt" style:font-weight-complex="bold"/>
    </style:style>
    <style:style style:name="P30" style:family="paragraph" style:parent-style-name="Standard">
      <style:paragraph-properties fo:text-align="justify" style:justify-single-word="false" style:text-autospace="none"/>
      <style:text-properties style:font-name="Times New Roman" fo:font-size="10pt" fo:language="en" fo:country="US" fo:font-weight="bold" style:font-name-asian="ArialMT1" style:font-size-asian="10pt" style:font-weight-asian="bold" style:font-name-complex="ArialMT1" style:font-size-complex="10pt" style:font-weight-complex="bold"/>
    </style:style>
    <style:style style:name="P31" style:family="paragraph" style:parent-style-name="Standard">
      <style:paragraph-properties fo:text-align="justify" style:justify-single-word="false" style:text-autospace="none"/>
      <style:text-properties style:font-name="Times New Roman" fo:font-size="10pt" style:font-name-asian="ArialMT" style:font-size-asian="10pt" style:font-name-complex="ArialMT" style:font-size-complex="10pt"/>
    </style:style>
    <style:style style:name="P32"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33"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34"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36"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37"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38" style:family="paragraph" style:parent-style-name="Standard">
      <style:paragraph-properties fo:text-align="justify" style:justify-single-word="false" style:text-autospace="none"/>
      <style:text-properties fo:color="#000081"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39" style:family="paragraph" style:parent-style-name="Standard">
      <style:paragraph-properties fo:text-align="justify" style:justify-single-word="false" style:text-autospace="none"/>
      <style:text-properties fo:color="#000081" style:font-name="Times New Roman" fo:font-size="10pt" fo:language="ru" fo:country="RU" fo:font-style="normal" style:font-name-asian="ArialMT" style:font-size-asian="10pt" style:font-style-asian="normal" style:font-name-complex="ArialMT" style:font-size-complex="10pt" style:font-style-complex="normal"/>
    </style:style>
    <style:style style:name="P40" style:family="paragraph" style:parent-style-name="Standard">
      <style:paragraph-properties fo:text-align="justify" style:justify-single-word="false" style:text-autospace="none"/>
    </style:style>
    <style:style style:name="P41"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42" style:family="paragraph" style:parent-style-name="Standard">
      <style:paragraph-properties fo:text-align="justify" style:justify-single-word="false" style:text-autospace="none"/>
      <style:text-properties fo:font-size="10pt" fo:language="en" fo:country="none" style:font-size-asian="10pt" style:font-size-complex="10pt"/>
    </style:style>
    <style:style style:name="P43" style:family="paragraph" style:parent-style-name="Standard">
      <style:paragraph-properties fo:text-align="justify" style:justify-single-word="false" style:text-autospace="none"/>
      <style:text-properties fo:font-size="10pt" fo:language="en" fo:country="none" fo:font-style="italic" style:font-size-asian="10pt" style:font-style-asian="italic" style:font-size-complex="10pt" style:font-style-complex="italic"/>
    </style:style>
    <style:style style:name="P44" style:family="paragraph" style:parent-style-name="Standard">
      <style:paragraph-properties fo:text-align="justify" style:justify-single-word="false" style:text-autospace="none"/>
      <style:text-properties fo:font-size="10pt" style:font-size-asian="10pt" style:font-size-complex="10pt"/>
    </style:style>
    <style:style style:name="P45" style:family="paragraph" style:parent-style-name="Standard">
      <style:paragraph-properties fo:text-align="justify" style:justify-single-word="false" style:text-autospace="none"/>
      <style:text-properties fo:font-size="10pt" fo:font-style="normal" style:font-size-asian="10pt" style:font-style-asian="normal" style:font-size-complex="10pt" style:font-style-complex="normal"/>
    </style:style>
    <style:style style:name="P46" style:family="paragraph" style:parent-style-name="Standard">
      <style:paragraph-properties fo:text-align="justify" style:justify-single-word="false" style:text-autospace="none"/>
      <style:text-properties fo:color="#000082" style:font-name="Times New Roman" fo:font-size="10pt" style:font-name-asian="ArialMT1" style:font-size-asian="10pt" style:font-name-complex="ArialMT1" style:font-size-complex="10pt"/>
    </style:style>
    <style:style style:name="P47" style:family="paragraph" style:parent-style-name="Standard">
      <style:paragraph-properties fo:text-align="justify" style:justify-single-word="false" style:text-autospace="none"/>
      <style:text-properties fo:language="ru" fo:country="RU"/>
    </style:style>
    <style:style style:name="P48" style:family="paragraph" style:parent-style-name="Standard">
      <style:paragraph-properties fo:text-align="justify" style:justify-single-word="false" style:text-autospace="none"/>
      <style:text-properties fo:language="en" fo:country="none"/>
    </style:style>
    <style:style style:name="P49" style:family="paragraph" style:parent-style-name="Preformatted_20_Text">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50" style:family="paragraph" style:parent-style-name="Standard" style:list-style-name="L1">
      <style:paragraph-properties fo:text-align="justify" style:justify-single-word="false" style:text-autospace="none"/>
      <style:text-properties style:font-name="Times New Roman" fo:font-size="10pt" fo:language="en" fo:country="none" style:text-underline-style="solid" style:text-underline-width="auto" style:text-underline-color="font-color" style:font-name-asian="ArialMT1" style:font-size-asian="10pt" style:font-name-complex="ArialMT1" style:font-size-complex="10pt"/>
    </style:style>
    <style:style style:name="P51" style:family="paragraph" style:parent-style-name="Standard" style:list-style-name="L1">
      <style:paragraph-properties fo:text-align="justify" style:justify-single-word="false" style:text-autospace="none"/>
      <style:text-properties style:font-name="Times New Roman" fo:font-size="10pt" fo:language="en" fo:country="none" fo:font-style="normal" style:font-name-asian="ArialMT1" style:font-size-asian="10pt" style:font-style-asian="normal" style:font-name-complex="ArialMT1" style:font-size-complex="10pt" style:font-style-complex="normal"/>
    </style:style>
    <style:style style:name="P52" style:family="paragraph" style:parent-style-name="Standard" style:list-style-name="L3">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54" style:family="paragraph" style:parent-style-name="Standard" style:list-style-name="L3">
      <style:paragraph-properties fo:text-align="center"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55" style:family="paragraph" style:parent-style-name="Standard" style:list-style-name="L1">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56"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57"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58"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59" style:family="paragraph" style:parent-style-name="Standard" style:list-style-name="L1">
      <style:paragraph-properties fo:text-align="justify" style:justify-single-word="false" style:text-autospace="none"/>
      <style:text-properties style:font-name="Times New Roman" fo:font-size="10pt" fo:language="en" fo:country="US" style:font-name-asian="ArialMT1" style:font-size-asian="10pt" style:font-name-complex="ArialMT1" style:font-size-complex="10pt"/>
    </style:style>
    <style:style style:name="P60" style:family="paragraph" style:parent-style-name="Standard" style:list-style-name="L1">
      <style:paragraph-properties fo:text-align="justify" style:justify-single-word="false" style:text-autospace="none"/>
      <style:text-properties style:font-name="Times New Roman" fo:font-size="10pt" fo:language="en" fo:country="US" style:text-underline-style="solid" style:text-underline-width="auto" style:text-underline-color="font-color" style:font-name-asian="ArialMT1" style:font-size-asian="10pt" style:font-name-complex="ArialMT1" style:font-size-complex="10pt"/>
    </style:style>
    <style:style style:name="P61" style:family="paragraph" style:parent-style-name="Standard">
      <style:paragraph-properties fo:text-align="justify" style:justify-single-word="false" style:text-autospace="none"/>
      <style:text-properties style:font-name="Times New Roman" fo:font-size="10pt" fo:language="en" fo:country="US" style:font-size-asian="10pt" style:font-size-complex="10pt"/>
    </style:style>
    <style:style style:name="P62"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63"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6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65" style:family="paragraph" style:parent-style-name="Standard" style:list-style-name="L2">
      <style:paragraph-properties fo:text-align="justify" style:justify-single-word="false" style:text-autospace="none"/>
      <style:text-properties fo:font-size="10pt" style:font-size-asian="10pt" style:font-size-complex="10pt"/>
    </style:style>
    <style:style style:name="P66" style:family="paragraph" style:parent-style-name="Standard">
      <style:paragraph-properties fo:text-align="justify" style:justify-single-word="false" style:text-autospace="none"/>
      <style:text-properties fo:font-size="10pt" style:font-size-asian="10pt" style:font-size-complex="10pt"/>
    </style:style>
    <style:style style:name="P67" style:family="paragraph" style:parent-style-name="Standard" style:list-style-name="L2">
      <style:paragraph-properties fo:text-align="justify" style:justify-single-word="false" style:text-autospace="none"/>
      <style:text-properties fo:font-size="10pt" fo:language="en" fo:country="none" style:font-size-asian="10pt" style:font-size-complex="10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TimesNewRomanPS-ItalicMT" style:font-style-asian="italic" style:font-name-complex="TimesNewRomanPS-ItalicMT" style:font-style-complex="italic"/>
    </style:style>
    <style:style style:name="T4" style:family="text">
      <style:text-properties fo:language="en" fo:country="US" fo:font-style="italic" style:font-name-asian="ArialMT1" style:font-style-asian="italic" style:font-name-complex="ArialMT1" style:font-style-complex="italic"/>
    </style:style>
    <style:style style:name="T5" style:family="text">
      <style:text-properties fo:language="en" fo:country="US" fo:font-style="italic" style:font-name-asian="TimesNewRomanPSMT" style:font-style-asian="italic" style:font-name-complex="TimesNewRomanPSMT" style:font-style-complex="italic"/>
    </style:style>
    <style:style style:name="T6" style:family="text">
      <style:text-properties fo:language="en" fo:country="US" fo:font-style="italic" fo:font-weight="bold" style:font-name-asian="TimesNewRomanPSMT" style:font-style-asian="italic" style:font-weight-asian="bold" style:font-name-complex="TimesNewRomanPSMT" style:font-style-complex="italic" style:font-weight-complex="bold"/>
    </style:style>
    <style:style style:name="T7" style:family="text">
      <style:text-properties fo:language="en" fo:country="US" fo:font-style="italic" style:font-name-asian="OpenSymbol" style:font-style-asian="italic" style:font-name-complex="OpenSymbol" style:font-style-complex="italic"/>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fo:font-weight="normal" style:font-style-asian="normal" style:font-weight-asian="normal" style:font-style-complex="normal" style:font-weight-complex="normal"/>
    </style:style>
    <style:style style:name="T10" style:family="text">
      <style:text-properties fo:language="en" fo:country="US" fo:font-style="normal" style:text-underline-style="solid" style:text-underline-width="auto" style:text-underline-color="font-color" style:font-style-asian="normal" style:font-style-complex="normal"/>
    </style:style>
    <style:style style:name="T11" style:family="text">
      <style:text-properties fo:language="en" fo:country="US" fo:font-style="normal" style:font-name-asian="TimesNewRomanPS-ItalicMT" style:font-style-asian="normal" style:font-name-complex="TimesNewRomanPS-ItalicMT" style:font-style-complex="normal"/>
    </style:style>
    <style:style style:name="T12" style:family="text">
      <style:text-properties fo:language="en" fo:country="US" fo:font-style="normal" style:font-name-asian="ArialMT1" style:font-style-asian="normal" style:font-name-complex="ArialMT1" style:font-style-complex="normal"/>
    </style:style>
    <style:style style:name="T13" style:family="text">
      <style:text-properties fo:language="en" fo:country="US" style:font-name-asian="ArialMT1" style:font-name-complex="ArialMT1"/>
    </style:style>
    <style:style style:name="T14" style:family="text">
      <style:text-properties fo:language="en" fo:country="US" style:text-underline-style="none" style:font-name-asian="ArialMT" style:font-name-complex="ArialMT"/>
    </style:style>
    <style:style style:name="T15" style:family="text">
      <style:text-properties fo:language="en" fo:country="US" style:text-underline-style="solid" style:text-underline-width="auto" style:text-underline-color="font-color"/>
    </style:style>
    <style:style style:name="T16" style:family="text">
      <style:text-properties fo:language="en" fo:country="US" style:font-name-asian="TimesNewRomanPSMT" style:font-name-complex="TimesNewRomanPSMT"/>
    </style:style>
    <style:style style:name="T17" style:family="text">
      <style:text-properties style:font-name-asian="ArialMT1" style:font-name-complex="ArialMT1"/>
    </style:style>
    <style:style style:name="T18" style:family="text">
      <style:text-properties fo:font-style="normal" style:font-style-asian="normal" style:font-style-complex="normal"/>
    </style:style>
    <style:style style:name="T19" style:family="text">
      <style:text-properties fo:font-style="normal" fo:font-weight="normal" style:font-name-asian="ArialMT1" style:font-style-asian="normal" style:font-weight-asian="normal" style:font-name-complex="ArialMT1" style:font-style-complex="normal" style:font-weight-complex="normal"/>
    </style:style>
    <style:style style:name="T20" style:family="text">
      <style:text-properties fo:font-style="normal" style:font-name-asian="ArialMT" style:font-style-asian="normal" style:font-name-complex="ArialMT" style:font-style-complex="normal"/>
    </style:style>
    <style:style style:name="T21" style:family="text">
      <style:text-properties fo:font-style="normal" style:font-name-asian="TimesNewRomanPS-ItalicMT" style:font-style-asian="normal" style:font-name-complex="TimesNewRomanPS-ItalicMT" style:font-style-complex="normal"/>
    </style:style>
    <style:style style:name="T22" style:family="text">
      <style:text-properties fo:font-style="italic" style:font-style-asian="italic" style:font-style-complex="italic"/>
    </style:style>
    <style:style style:name="T23" style:family="text">
      <style:text-properties fo:font-style="italic" style:font-name-asian="ArialMT1" style:font-style-asian="italic" style:font-name-complex="ArialMT1" style:font-style-complex="italic"/>
    </style:style>
    <style:style style:name="T24" style:family="text">
      <style:text-properties fo:font-style="italic" style:font-name-asian="TimesNewRomanPS-ItalicMT" style:font-style-asian="italic" style:font-name-complex="TimesNewRomanPS-ItalicMT" style:font-style-complex="italic"/>
    </style:style>
    <style:style style:name="T25" style:family="text">
      <style:text-properties fo:font-style="italic" style:font-name-asian="OpenSymbol" style:font-style-asian="italic" style:font-name-complex="OpenSymbol" style:font-style-complex="italic"/>
    </style:style>
    <style:style style:name="T26" style:family="text">
      <style:text-properties fo:font-style="italic" style:font-name-asian="TimesNewRomanPSMT" style:font-style-asian="italic" style:font-name-complex="TimesNewRomanPSMT" style:font-style-complex="italic"/>
    </style:style>
    <style:style style:name="T27" style:family="text">
      <style:text-properties fo:language="ru" fo:country="RU" style:font-name-asian="ArialMT1" style:font-name-complex="ArialMT1"/>
    </style:style>
    <style:style style:name="T28" style:family="text">
      <style:text-properties fo:language="ru" fo:country="RU" fo:font-weight="normal" style:font-weight-asian="normal" style:font-weight-complex="normal"/>
    </style:style>
    <style:style style:name="T29" style:family="text">
      <style:text-properties fo:language="ru" fo:country="RU" fo:font-style="normal" fo:font-weight="bold" style:font-name-asian="ArialMT1" style:font-style-asian="normal" style:font-weight-asian="bold" style:font-name-complex="ArialMT1" style:font-style-complex="normal" style:font-weight-complex="bold"/>
    </style:style>
    <style:style style:name="T30" style:family="text">
      <style:text-properties fo:language="ru" fo:country="RU" fo:font-style="normal" fo:font-weight="normal" style:font-style-asian="normal" style:font-weight-asian="normal" style:font-style-complex="normal" style:font-weight-complex="normal"/>
    </style:style>
    <style:style style:name="T31" style:family="text">
      <style:text-properties fo:language="ru" fo:country="RU" fo:font-style="italic" style:font-name-asian="ArialMT1" style:font-style-asian="italic" style:font-name-complex="ArialMT1" style:font-style-complex="italic"/>
    </style:style>
    <style:style style:name="T32" style:family="text">
      <style:text-properties style:font-name-asian="ArialMT" style:font-name-complex="ArialMT"/>
    </style:style>
    <style:style style:name="T33" style:family="text">
      <style:text-properties style:text-underline-style="none" style:font-name-asian="ArialMT" style:font-name-complex="ArialMT"/>
    </style:style>
    <style:style style:name="T34" style:family="text">
      <style:text-properties style:text-underline-style="none" fo:font-weight="bold" style:font-name-asian="ArialMT" style:font-name-complex="ArialMT"/>
    </style:style>
    <style:style style:name="T35" style:family="text">
      <style:text-properties style:font-name="Times New Roman" fo:font-size="10pt" fo:language="en" fo:country="US" style:font-size-asian="10pt" style:font-size-complex="10pt"/>
    </style:style>
    <style:style style:name="T36" style:family="text">
      <style:text-properties style:font-name="Times New Roman" fo:font-size="10pt" fo:language="en" fo:country="US" style:font-name-asian="ArialMT1" style:font-size-asian="10pt" style:font-name-complex="ArialMT1" style:font-size-complex="10pt"/>
    </style:style>
    <style:style style:name="T37" style:family="text">
      <style:text-properties style:font-name="Times New Roman" fo:font-size="10pt" fo:language="en" fo:country="US" style:font-name-asian="TimesNewRoman" style:font-size-asian="10pt" style:font-name-complex="TimesNewRoman" style:font-size-complex="10pt"/>
    </style:style>
    <style:style style:name="T38" style:family="text">
      <style:text-properties style:font-name="Times New Roman" fo:font-size="10pt" fo:language="en" fo:country="US" fo:font-style="normal" style:text-underline-style="none" fo:font-weight="bold" style:font-name-asian="ArialMT1" style:font-size-asian="10pt" style:font-style-asian="normal" style:font-weight-asian="bold" style:font-name-complex="ArialMT1" style:font-size-complex="10pt" style:font-style-complex="normal" style:font-weight-complex="bold"/>
    </style:style>
    <style:style style:name="T39" style:family="text">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40" style:family="text">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41" style:family="text">
      <style:text-properties style:font-name="Times New Roman" fo:font-size="10pt" fo:language="ru" fo:country="RU" style:font-size-asian="10pt" style:font-size-complex="10pt"/>
    </style:style>
    <style:style style:name="T42" style:family="text">
      <style:text-properties style:font-name="Times New Roman" fo:font-size="10pt" fo:language="ru" fo:country="RU" style:font-name-asian="ArialMT1" style:font-size-asian="10pt" style:font-name-complex="ArialMT1" style:font-size-complex="10pt"/>
    </style:style>
    <style:style style:name="T43" style:family="text">
      <style:text-properties style:font-name="Times New Roman" fo:font-size="10pt" fo:language="ru" fo:country="RU" style:font-name-asian="TimesNewRoman" style:font-size-asian="10pt" style:font-name-complex="TimesNewRoman" style:font-size-complex="10pt"/>
    </style:style>
    <style:style style:name="T44" style:family="text">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T45" style:family="text">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46" style:family="text">
      <style:text-properties style:font-name="Times New Roman" fo:font-size="10pt" fo:language="en" fo:country="none" style:font-name-asian="TimesNewRoman" style:font-size-asian="10pt" style:font-name-complex="TimesNewRoman" style:font-size-complex="10pt"/>
    </style:style>
    <style:style style:name="T47" style:family="text">
      <style:text-properties style:font-name="Times New Roman" fo:font-size="10pt" fo:language="en" fo:country="none" style:font-name-asian="ArialMT1" style:font-size-asian="10pt" style:font-name-complex="ArialMT1" style:font-size-complex="10pt"/>
    </style:style>
    <style:style style:name="T48" style:family="text">
      <style:text-properties style:font-name="Times New Roman" fo:font-size="10pt" fo:language="en" fo:country="none" fo:font-weight="normal" style:font-name-asian="ArialMT1" style:font-size-asian="10pt" style:font-weight-asian="normal" style:font-name-complex="ArialMT1" style:font-size-complex="10pt" style:font-weight-complex="normal"/>
    </style:style>
    <style:style style:name="T49" style:family="text">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50" style:family="text">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T51" style:family="text">
      <style:text-properties style:font-name="Times New Roman" fo:font-size="10pt" fo:language="en" fo:country="none" fo:font-style="normal" style:font-size-asian="10pt" style:font-style-asian="normal" style:font-size-complex="10pt" style:font-style-complex="normal"/>
    </style:style>
    <style:style style:name="T52" style:family="text">
      <style:text-properties style:font-name="Times New Roman" fo:font-size="10pt" fo:language="en" fo:country="none" fo:font-style="italic" fo:font-weight="normal" style:font-size-asian="10pt" style:font-style-asian="italic" style:font-weight-asian="normal" style:font-size-complex="10pt" style:font-style-complex="italic" style:font-weight-complex="normal"/>
    </style:style>
    <style:style style:name="T53" style:family="text">
      <style:text-properties style:font-name="Times New Roman" fo:font-size="10pt" style:font-name-asian="ArialMT1" style:font-size-asian="10pt" style:font-name-complex="ArialMT1" style:font-size-complex="10pt"/>
    </style:style>
    <style:style style:name="T54" style:family="text">
      <style:text-properties style:font-name="Times New Roman" fo:font-size="10pt"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55" style:family="text">
      <style:text-properties style:font-name="Times New Roman" fo:language="ru" fo:country="RU" style:font-name-asian="ArialMT1" style:font-name-complex="ArialMT1"/>
    </style:style>
    <style:style style:name="T56" style:family="text">
      <style:text-properties style:font-name="Times New Roman" fo:language="ru" fo:country="RU" fo:font-style="normal" fo:font-weight="normal" style:font-style-asian="normal" style:font-weight-asian="normal" style:font-style-complex="normal" style:font-weight-complex="normal"/>
    </style:style>
    <style:style style:name="T57" style:family="text">
      <style:text-properties style:font-name="Times New Roman" fo:language="ru" fo:country="RU" fo:font-style="normal" fo:font-weight="bold" style:font-name-asian="ArialMT1" style:font-style-asian="normal" style:font-weight-asian="bold" style:font-name-complex="ArialMT1" style:font-style-complex="normal" style:font-weight-complex="bold"/>
    </style:style>
    <style:style style:name="T58" style:family="text">
      <style:text-properties style:font-name="Times New Roman" fo:language="ru" fo:country="RU" fo:font-weight="normal" style:font-weight-asian="normal" style:font-weight-complex="normal"/>
    </style:style>
    <style:style style:name="T59" style:family="text">
      <style:text-properties style:font-name="Times New Roman" fo:language="en" fo:country="US" fo:font-style="normal" fo:font-weight="normal" style:font-style-asian="normal" style:font-weight-asian="normal" style:font-style-complex="normal" style:font-weight-complex="normal"/>
    </style:style>
    <style:style style:name="T60" style:family="text">
      <style:text-properties style:font-name="Times New Roman" fo:language="en" fo:country="US" fo:font-style="normal" style:font-name-asian="ArialMT1" style:font-style-asian="normal" style:font-name-complex="ArialMT1" style:font-style-complex="normal"/>
    </style:style>
    <style:style style:name="T61" style:family="text">
      <style:text-properties style:font-name="Times New Roman" fo:language="en" fo:country="US" style:font-name-asian="ArialMT1" style:font-name-complex="ArialMT1"/>
    </style:style>
    <style:style style:name="T62" style:family="text">
      <style:text-properties style:font-name="Times New Roman" fo:language="en" fo:country="US" fo:font-style="italic" style:font-name-asian="TimesNewRomanPS-ItalicMT" style:font-style-asian="italic" style:font-name-complex="TimesNewRomanPS-ItalicMT" style:font-style-complex="italic"/>
    </style:style>
    <style:style style:name="T63" style:family="text">
      <style:text-properties style:font-name="Times New Roman" fo:language="en" fo:country="none" fo:font-style="normal" fo:font-weight="normal" style:font-name-asian="ArialMT1" style:font-style-asian="normal" style:font-weight-asian="normal" style:font-name-complex="ArialMT1" style:font-style-complex="normal" style:font-weight-complex="normal"/>
    </style:style>
    <style:style style:name="T64" style:family="text">
      <style:text-properties style:font-name="Times New Roman" style:font-name-asian="ArialMT1" style:font-name-complex="ArialMT1"/>
    </style:style>
    <style:style style:name="T65" style:family="text">
      <style:text-properties style:font-name="Times New Roman" fo:font-style="italic" style:font-name-asian="TimesNewRomanPS-ItalicMT" style:font-style-asian="italic" style:font-name-complex="TimesNewRomanPS-ItalicMT" style:font-style-complex="italic"/>
    </style:style>
    <style:style style:name="T66" style:family="text">
      <style:text-properties style:font-name="Times New Roman" style:font-name-asian="TimesNewRomanPSMT" style:font-name-complex="TimesNewRomanPSMT"/>
    </style:style>
    <style:style style:name="T67" style:family="text">
      <style:text-properties style:font-name="Times New Roman" style:font-name-asian="OpenSymbol" style:font-name-complex="OpenSymbol"/>
    </style:style>
    <style:style style:name="T68" style:family="text">
      <style:text-properties fo:font-size="10pt" fo:language="en" fo:country="US" style:font-size-asian="10pt" style:font-size-complex="10pt"/>
    </style:style>
    <style:style style:name="T69" style:family="text">
      <style:text-properties fo:font-size="10pt" style:font-size-asian="10pt" style:font-size-complex="10pt"/>
    </style:style>
    <style:style style:name="T70" style:family="text">
      <style:text-properties fo:font-size="10pt" fo:language="en" fo:country="none" style:font-size-asian="10pt" style:font-size-complex="10pt"/>
    </style:style>
    <style:style style:name="T71" style:family="text">
      <style:text-properties fo:font-size="10pt" fo:language="en" fo:country="none" fo:font-style="italic" style:font-size-asian="10pt" style:font-style-asian="italic" style:font-size-complex="10pt" style:font-style-complex="italic"/>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color="#000081" style:font-name="Times New Roman" fo:font-size="10pt" fo:language="ru" fo:country="RU" style:font-name-asian="ArialMT" style:font-size-asian="10pt" style:font-name-complex="ArialMT" style:font-size-complex="10pt"/>
    </style:style>
    <style:style style:name="T74" style:family="text">
      <style:text-properties fo:language="en" fo:country="none"/>
    </style:style>
    <style:style style:name="T75" style:family="text">
      <style:text-properties fo:language="en" fo:country="none" fo:font-style="normal" fo:font-weight="normal" style:font-style-asian="normal" style:font-weight-asian="normal" style:font-style-complex="normal" style:font-weight-complex="normal"/>
    </style:style>
    <style:style style:name="T76" style:family="text">
      <style:text-properties fo:language="en" fo:country="none" fo:font-style="normal" fo:font-weight="normal" style:font-name-asian="ArialMT1" style:font-style-asian="normal" style:font-weight-asian="normal" style:font-name-complex="ArialMT1" style:font-style-complex="normal" style:font-weight-complex="normal"/>
    </style:style>
    <style:style style:name="T77" style:family="text">
      <style:text-properties fo:language="en" fo:country="none" fo:font-style="normal" style:font-style-asian="normal" style:font-style-complex="normal"/>
    </style:style>
    <style:style style:name="T78" style:family="text">
      <style:text-properties fo:language="en" fo:country="none" style:text-underline-style="solid" style:text-underline-width="auto" style:text-underline-color="font-color"/>
    </style:style>
    <style:style style:name="T79" style:family="text">
      <style:text-properties fo:language="en" fo:country="none" style:text-underline-style="solid" style:text-underline-width="auto" style:text-underline-color="font-color" style:font-name-asian="ArialMT1" style:font-name-complex="ArialMT1"/>
    </style:style>
    <style:style style:name="T80" style:family="text">
      <style:text-properties fo:language="en" fo:country="none" fo:font-style="italic" style:font-style-asian="italic" style:font-style-complex="italic"/>
    </style:style>
    <style:style style:name="T81" style:family="text">
      <style:text-properties fo:language="en" fo:country="none" fo:font-style="italic" style:font-name-asian="ArialMT1" style:font-style-asian="italic" style:font-name-complex="ArialMT1" style:font-style-complex="italic"/>
    </style:style>
    <style:style style:name="T82" style:family="text">
      <style:text-properties fo:language="en" fo:country="none" style:font-name-asian="ArialMT1" style:font-name-complex="ArialMT1"/>
    </style:style>
    <style:style style:name="T83" style:family="text">
      <style:text-properties fo:language="en" fo:country="none" style:text-underline-style="none" style:font-name-asian="ArialMT1" style:font-name-complex="ArialMT1"/>
    </style:style>
    <style:style style:name="T84" style:family="text">
      <style:text-properties fo:language="en" fo:country="none" fo:font-weight="normal" style:font-weight-asian="normal" style:font-weight-complex="normal"/>
    </style:style>
    <style:style style:name="T85" style:family="text">
      <style:text-properties style:text-underline-style="solid" style:text-underline-width="auto" style:text-underline-color="font-color"/>
    </style:style>
    <style:style style:name="T86" style:family="text">
      <style:text-properties style:font-name-asian="TimesNewRomanPSMT" style:font-name-complex="TimesNewRomanPSMT"/>
    </style:style>
    <style:style style:name="T87" style:family="text">
      <style:text-properties style:font-name-asian="OpenSymbol" style:font-name-complex="OpenSymbol"/>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middle" style:vertical-rel="baseline"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ultistroke mouse gestures recognition in metaCASE technology QReal</text:p>
      <text:p text:style-name="P8"/>
      <text:p text:style-name="P23">M. C. Осечкина, Ю. В. Литвинов, Т. А. Брыксин, Я. А. Кириленко</text:p>
      <text:p text:style-name="P8"/>
      <text:p text:style-name="P8">Аннотация</text:p>
      <text:p text:style-name="P10"/>
      <text:p text:style-name="P8"/>
      <text:p text:style-name="P29">Introduction</text:p>
      <text:p text:style-name="P49"/>
      <text:p text:style-name="P32"><text:bookmark text:name="result_box"/><text:tab/>The world practice has gained considerable positive experience with object-oriented visual techniques for solving problems of industrial software development. <text:span text:style-name="T1">I</text:span>n comparison with the traditional approach of "manual" coding <text:span text:style-name="T1">we</text:span> observe increase <text:span text:style-name="T1">of</text:span> productivity by 3-10 times <text:span text:style-name="T1">on average [4]</text:span>.</text:p>
      <text:p text:style-name="P42"><text:span text:style-name="T1"><text:tab/>There isn't</text:span> significant gains <text:span text:style-name="T1">of</text:span> programmer productivity <text:span text:style-name="T1">in Using</text:span> of general purpose visual languages ​​such as UML, and therefore object-oriented visual languages <text:span text:style-name="T1">have became </text:span>more and more popular. Meta-CASE-system <text:span text:style-name="T1">are</text:span> designed for quickly creating language for a particular subject area and the generation of CASE-tool for working with this language. One example of a meta-CASE-systems environment is <text:span text:style-name="T1">QReal</text:span> [5, 6], <text:span text:style-name="T1">which is </text:span>developed at the Department of System Programming of the Faculty of Mathematics and Mechanics St. Petersburg State University. In QReal for rapid development of new editors meta<text:span text:style-name="T1">-editor</text:span> with a graphical editor <text:span text:style-name="T1">of elements</text:span> form <text:span text:style-name="T1">was developed</text:span>. It allows you to create a new meta-language. <text:span text:style-name="T1">For it </text:span><text:s/>the <text:span text:style-name="T1">diagram </text:span>existing <text:span text:style-name="T1">objects</text:span> and <text:span text:style-name="T1">edges</text:span> between them <text:span text:style-name="T1">have to be described</text:span>, the visual representation of the <text:span text:style-name="T1">diagram </text:span>elements<text:span text:style-name="T1"> have to be defined</text:span>. <text:span text:style-name="T1">You </text:span>can compile <text:span text:style-name="T1">created metamodel</text:span> into a plug<text:span text:style-name="T1">in</text:span> and connect it to QReal directly in the process.</text:p>
      <text:p text:style-name="P40"><text:bookmark text:name="result_box1"/><text:span text:style-name="T43"><text:tab/></text:span><text:span text:style-name="T46">The effectiveness of </text:span><text:span text:style-name="T37">each</text:span><text:span text:style-name="T46"> </text:span><text:span text:style-name="T37">used </text:span><text:span text:style-name="T46">tool is determined by how easy and fast it can perform operations for which </text:span><text:span text:style-name="T37">tool is</text:span><text:span text:style-name="T46"> intended. In the process of modeling some of the most frequently performed operations on objects and relationships in the diagrams are their creation and deletion. In most CASE-tools to create the desired object in the diagram, you must first either find it on the toolbar, or </text:span><text:span text:style-name="T37">select</text:span><text:span text:style-name="T46"> from the menu, and then specify the location on the </text:span><text:span text:style-name="T37">diagram</text:span><text:span text:style-name="T46">, where </text:span><text:span text:style-name="T37">you</text:span><text:span text:style-name="T46"> would like to place this object. </text:span><text:span text:style-name="T37">M</text:span><text:span text:style-name="T46">ost toolkits </text:span><text:span text:style-name="T37">provide ability of element <text:s/>creation by</text:span><text:span text:style-name="T46"> drag and drop from the palette. It should be borne in mind that the number of </text:span><text:span text:style-name="T37">diagram</text:span><text:span text:style-name="T46"> types and objects in the palette of each </text:span><text:span text:style-name="T37">diagram</text:span><text:span text:style-name="T46"> can be quite large (for example, 13 types of diagrams in UML 2.2). It is not always possible to leave </text:span><text:span text:style-name="T37">at</text:span><text:span text:style-name="T46"> the palette only items that are specific to this type of diagrams, because sometimes there is a problem with the use of rapid prototyping of mixed </text:span><text:span text:style-name="T37">diagrams</text:span><text:span text:style-name="T46">. Even in </text:span><text:span text:style-name="T37">case</text:span><text:span text:style-name="T46"> of such basic operations as a new </text:span><text:span text:style-name="T37">element creation,</text:span><text:span text:style-name="T46"> the developer </text:span><text:span text:style-name="T37">have to</text:span><text:span text:style-name="T46"> make a set of purely mechanical action</text:span><text:span text:style-name="T37"> and</text:span><text:span text:style-name="T46"> also remember </text:span><text:span text:style-name="T37">in </text:span><text:span text:style-name="T46">which tab on the palette </text:span><text:span text:style-name="T37">or in which</text:span><text:span text:style-name="T46"> menu desired item </text:span><text:span text:style-name="T37">is situated. It constantly makes <text:s/>to</text:span><text:span text:style-name="T46"> <text:s/>switch from thinking through the hierarchy of created models for particular us</text:span><text:span text:style-name="T37">ing</text:span><text:span text:style-name="T46"> the selected tool. We believe that we can make the process of adding items to the </text:span><text:span text:style-name="T37">diagram</text:span><text:span text:style-name="T46"> faster and </text:span><text:span text:style-name="T37">more easy by</text:span><text:span text:style-name="T46"> alternative </text:span><text:span text:style-name="T37">ways</text:span><text:span text:style-name="T46"> </text:span><text:span text:style-name="T37">of</text:span><text:span text:style-name="T46"> man-machine interaction </text:span><text:span text:style-name="T37">using</text:span><text:span text:style-name="T46">.</text:span><text:span text:style-name="T43"> </text:span></text:p>
      <text:p text:style-name="P40"><text:bookmark text:name="result_box2"/><text:span text:style-name="T42"><text:tab/></text:span><text:span text:style-name="T36">For example,</text:span><text:span text:style-name="T47"> an approach based on the management of the application with the mouse could be considered for interface optimization. This approach is mouse gestures. The idea of mouse gestures is to associate with specified mouse movements, made with some modifier (for example, with pressed mouse button), user commands, wich should be executed after gesture recognition. It is desirable there isn't any restrictions on the direction of mouse movement, <text:s/>number of clicks and realeases, the sequence obtained from this strokes. In the case of CASE-system associated with gesture command could be creation of elemant in the diagram at the area where the user painted gesture. For more similarity with the natural process of drawing we want to use recognition of multistroke gestures that don't impose strict limits on the order of the figures contour line drawing. The interaction with the application with help of mouse gestures is widely applicable not only in the CASE-tools, but also in other areas, such as online handwriting recognition in a variety of text editors (for example, at sms-messages writing in the latest models of Samsung), creation of objects on forms, diagrams and scenes in different applications, navigation in some browsers, character control in some games. Some utilities (such as StrokeIt, gMote, etc.) even allow you to implement support of mouse gestures to random application. Moreover, there are CASE-system, that use a similar approach, for example, Visual Paradigm. However, support of mouse gestures in such programs is limited becaurse set of gestures is fixed, that is unacceptable for scalable systems, including meta-CASE-system. The experience of implementing mouse gestures to the application, where set of gestures is not known a priori and can be expanded, is described in this article. In addition, long training is required at most known algorithms and <text:s/>training </text:span><text:span text:style-name="T36">set</text:span><text:span text:style-name="T47"> is comparable in size to the test </text:span><text:span text:style-name="T36">set</text:span><text:span text:style-name="T47">. Because of the requirements to gestures set extensibility we need to reduce time of training set creation to the minimum.</text:span><text:span text:style-name="T42"> </text:span></text:p>
      <text:p text:style-name="P24"/>
      <text:p text:style-name="P28">Definitions and algorithm description</text:p>
      <text:p text:style-name="P16"/>
      <text:p text:style-name="P22"><text:bookmark text:name="result_box3"/><text:span text:style-name="T74"><text:tab/>In general, the gesture recognition algorithm works as follows: there is a list of ideal gesture, each of which is associated with a user command. The ideal gesture is a gesture pattern that is matched to a user's command, <text:s/>which should be executed after drawing the gesture. User draws a gesture with pressed mouse button. After a specified signal, for example, a timeout or a key press or in the case of singlestroke gestures - release the mouse button, the gesture should be recognized. For it at the list of ideal gesture similar to the drawn gesture figure is sought. If such a gesture is found then associated with this gesture <text:s/>command should be executed.</text:span> </text:p>
      <text:p text:style-name="P9"><text:bookmark text:name="result_box4"/><text:span text:style-name="T75"><text:tab/>Becaurse of principles of pattern recognition algorithms it's clear that before starting recognition we have to build refered ideal gestures for each command. In Qreal by the gesture object have to be generated. It would be convenient if a user gesture would be corresponded to the graphical representation of the object wich have to be generated by this gesture. </text:span><text:span text:style-name="T9">I</text:span><text:span text:style-name="T75">t was </text:span><text:soft-page-break/><text:span text:style-name="T75">decided to generate </text:span><text:span text:style-name="T9">list of ideal gestures</text:span><text:span text:style-name="T75"> according to this consideration. Graphical representation of an object </text:span><text:span text:style-name="T9">in QReal</text:span><text:span text:style-name="T75"> </text:span><text:span text:style-name="T9">is</text:span><text:span text:style-name="T75"> based on the description, </text:span><text:span text:style-name="T9">which is</text:span><text:span text:style-name="T75"> stored in a xml-file. </text:span><text:span text:style-name="T9">This description consists of</text:span><text:span text:style-name="T75"> the simplest forms, </text:span><text:span text:style-name="T9">that are</text:span><text:span text:style-name="T75"> segments, circles, and arcs. For </text:span><text:span text:style-name="T9">a</text:span><text:span text:style-name="T75"> segment its ends </text:span><text:span text:style-name="T9">are stored </text:span><text:span text:style-name="T75">in the xml-file. </text:span><text:span text:style-name="T9">For the circle t</text:span><text:span text:style-name="T75">he top-left and </text:span><text:span text:style-name="T9">bottom-</text:span><text:span text:style-name="T75">right corners of a circumscribed about this circle square </text:span><text:span text:style-name="T9">with parallel to the axes sides</text:span><text:span text:style-name="T75"> <text:s/></text:span><text:span text:style-name="T9">are stored.</text:span><text:span text:style-name="T75"> A</text:span><text:span text:style-name="T9">rc is restored by</text:span><text:span text:style-name="T75"> top-left and </text:span><text:span text:style-name="T9">bottom-</text:span><text:span text:style-name="T75">right corners of a square </text:span><text:span text:style-name="T9">that is </text:span><text:span text:style-name="T75">circumscribed about th</text:span><text:span text:style-name="T9">e</text:span><text:span text:style-name="T75"> circle, part of which is </text:span><text:span text:style-name="T9">considered</text:span><text:span text:style-name="T75"> arc, </text:span><text:span text:style-name="T9">by</text:span><text:span text:style-name="T75"> the angle of the start of the arc and </text:span><text:span text:style-name="T9">by</text:span><text:span text:style-name="T75"> the angle of rotation before the end of the arc. </text:span><text:span text:style-name="T9">For</text:span><text:span text:style-name="T75"> build</text:span><text:span text:style-name="T9">ing</text:span><text:span text:style-name="T75"> perfect gesture </text:span><text:span text:style-name="T9">it</text:span><text:span text:style-name="T75"> is enough to present </text:span><text:span text:style-name="T9">described simple</text:span><text:span text:style-name="T75"> figures as gesture strokes. Stroke </text:span><text:span text:style-name="T9">is</text:span><text:span text:style-name="T75"> </text:span><text:span text:style-name="T9">drawn</text:span><text:span text:style-name="T75"> by </text:span><text:span text:style-name="T9">mouse after pressing and</text:span><text:span text:style-name="T75"> before releasing </text:span><text:span text:style-name="T9">curve</text:span><text:span text:style-name="T75">. Since in the context of </text:span><text:span text:style-name="T9">recognition</text:span><text:span text:style-name="T75"> problem <text:s/>number of strokes, the sequence of </text:span><text:span text:style-name="T9">stroke</text:span><text:span text:style-name="T75"> drawing and </text:span><text:span text:style-name="T9">mouse movement </text:span><text:span text:style-name="T75">direction is not taken into account, the perfect gesture can be represented as a list of lines within the graphic description of the figure, </text:span><text:span text:style-name="T9">that are</text:span><text:span text:style-name="T75"> segments, circles, and arcs, without specifying the beginning and end of these lines </text:span><text:span text:style-name="T9">and</text:span><text:span text:style-name="T75"> the sequence of their drawing. When </text:span><text:span text:style-name="T9">user</text:span><text:span text:style-name="T75"> moves </text:span><text:span text:style-name="T9">mouse</text:span><text:span text:style-name="T75"> the application receives a signal, that the mouse is moving, with information about its position. </text:span><text:span text:style-name="T9">In context of our problem drawn by the user is broken line, but not </text:span><text:span text:style-name="T75">a continuous smooth curve, </text:span><text:span text:style-name="T9">as it may seem to the user. This broken line</text:span><text:span text:style-name="T75"> consist</text:span><text:span text:style-name="T9">s</text:span><text:span text:style-name="T75"> of short segments, the ends of which have obtained by means of signals from the hardware coordinates. </text:span><text:span text:style-name="T9">For</text:span><text:span text:style-name="T75"> get</text:span><text:span text:style-name="T9">ting</text:span><text:span text:style-name="T75"> </text:span><text:span text:style-name="T9">ideal</text:span><text:span text:style-name="T75"> gesture </text:span><text:span text:style-name="T9">strokes</text:span><text:span text:style-name="T75"> </text:span><text:span text:style-name="T9">we have to represent</text:span><text:span text:style-name="T75"> simple shape</text:span><text:span text:style-name="T9">s</text:span><text:span text:style-name="T75"> as consisting of short segments </text:span><text:span text:style-name="T9">broken lines</text:span><text:span text:style-name="T75">. </text:span><text:span text:style-name="T9">For it we have to</text:span><text:span text:style-name="T75"> calculate empirically average speed of mouse movement, </text:span><text:span text:style-name="T9">that is</text:span><text:span text:style-name="T75"> the average distance between two points, </text:span><text:span text:style-name="T9">coordinates of which</text:span><text:span text:style-name="T75"> </text:span><text:span text:style-name="T9">are</text:span><text:span text:style-name="T75"> obtained by successive signals from the equipment. </text:span><text:span text:style-name="T9">Note that</text:span><text:span text:style-name="T75"> this value can be considered as the rate on the assumption that signals are sent at regular intervals. Segment </text:span><text:span text:style-name="T9">is</text:span><text:span text:style-name="T75"> present</text:span><text:span text:style-name="T9">ed</text:span><text:span text:style-name="T75"> as </text:span><text:span text:style-name="T9">stroke by</text:span><text:span text:style-name="T75"> dividing it into equal segments of appropriate length. A circle is </text:span><text:span text:style-name="T9">presented as</text:span><text:span text:style-name="T75"> inscribed </text:span><text:span text:style-name="T9">in it</text:span><text:span text:style-name="T75"> regular polygon with a sufficiently large enough number of </text:span><text:span text:style-name="T9">sides</text:span><text:span text:style-name="T75">. </text:span><text:span text:style-name="T9">Arc is presented </text:span><text:span text:style-name="T75"><text:s/></text:span><text:span text:style-name="T9">as</text:span><text:span text:style-name="T75"> inscribed in an arc broken line with the equal units.</text:span></text:p>
      <text:p text:style-name="P9"/>
      <text:p text:style-name="P30">Feature set.</text:p>
      <text:p text:style-name="P25"/>
      <text:p text:style-name="P40"><text:bookmark text:name="result_box5"/><text:span text:style-name="T47"><text:tab/>Comparing </text:span><text:span text:style-name="T36">of lists</text:span><text:span text:style-name="T47"> of points is difficult, since the resulting list depends on the equipment, the speed of the mouse, zoom and other factors that are not necessary and sometimes </text:span><text:bookmark text:name="result_box6"/><text:span text:style-name="T70">excessively</text:span><text:span text:style-name="T47"> to consider for </text:span><text:span text:style-name="T36">successful</text:span><text:span text:style-name="T47"> recognition. It is convenient to have some </text:span><text:span text:style-name="T36">features, i. e.</text:span><text:span text:style-name="T47"> numerical measure</text:span><text:span text:style-name="T36">s</text:span><text:span text:style-name="T47"> that corresponds to an object. We introduce a feature </text:span><text:span text:style-name="T36">set</text:span><text:span text:style-name="T47"> for which comparison is made. In formed by </text:span><text:span text:style-name="T36">feature sets space</text:span><text:span text:style-name="T47">, we introduce a function of two arguments, where arguments are the </text:span><text:span text:style-name="T36">feature sets</text:span><text:span text:style-name="T47">.</text:span></text:p>
      <text:p text:style-name="P25"/>
      <text:p text:style-name="P24"><text:span text:style-name="T22"><text:tab/></text:span><text:span text:style-name="T22"><draw:frame draw:style-name="fr1" draw:name="Объект1" text:anchor-type="as-char" svg:width="2.736cm" svg:height="0.467cm" draw:z-index="0"><draw:object xlink:href="./Object 1" xlink:type="simple" xlink:show="embed" xlink:actuate="onLoad"/><draw:image xlink:href="./ObjectReplacements/Object 1" xlink:type="simple" xlink:show="embed" xlink:actuate="onLoad"/></draw:frame></text:span></text:p>
      <text:p text:style-name="P33"/>
      <text:p text:style-name="P33"><text:bookmark text:name="result_box7"/><text:tab/>This function determines the similarity of two sets of attributes. For example, it may be a chance that the user has drawn a particular gesture, or the distance between the <text:span text:style-name="T1">feature</text:span> sets. Every ideal gesture is <text:span text:style-name="T1">matched to</text:span> feature <text:span text:style-name="T1">set</text:span> for later comparison.</text:p>
      <text:p text:style-name="P27">Algorithm of mouse gestures recognition</text:p>
      <text:p text:style-name="P17"/>
      <text:p text:style-name="P17"><text:bookmark text:name="result_box8"/><text:span text:style-name="T74">In general, </text:span><text:span text:style-name="T1">algorithm of mouse gestures</text:span><text:span text:style-name="T74"> recognition can be divided into several stages.</text:span> </text:p>
      <text:list xml:id="list41200690" text:style-name="L1">
        <text:list-header>
          <text:p text:style-name="P50"/>
        </text:list-header>
        <text:list-item>
          <text:p text:style-name="P56"><text:span text:style-name="T78">Identification of the strokes in the </text:span><text:span text:style-name="T15">mouse path</text:span><text:span text:style-name="T74">. At this step list of </text:span><text:span text:style-name="T1">stroke points</text:span><text:span text:style-name="T74"> coordinates </text:span><text:span text:style-name="T1">is built. These points are </text:span><text:span text:style-name="T74">obtained by means of signals from the hardware by </text:span><text:span text:style-name="T1">press</text:span><text:span text:style-name="T74"> the mouse button, move the mouse </text:span><text:span text:style-name="T1">with pressed button</text:span><text:span text:style-name="T74"> and release the mouse button.</text:span></text:p>
          <text:p text:style-name="P51"/>
        </text:list-item>
        <text:list-item>
          <text:p text:style-name="P56"><text:span text:style-name="T10">Path filtering</text:span><text:span text:style-name="T77">. As a result </text:span><text:span text:style-name="T8">of</text:span><text:span text:style-name="T77"> user's hand shak</text:span><text:span text:style-name="T8">e</text:span><text:span text:style-name="T77"> gesture can become distorted. It is desirable to eliminate this distortion, before proceeding to the comparison of gestures. </text:span><text:span text:style-name="T8">For it we have to smooth</text:span><text:span text:style-name="T77"> those parts of the stroke, that the user would like to draw straight lines, and </text:span><text:span text:style-name="T8">leave as is</text:span><text:span text:style-name="T77"> those parts of the stroke, </text:span><text:span text:style-name="T8">where</text:span><text:span text:style-name="T77"> </text:span><text:span text:style-name="T8">user meant</text:span><text:span text:style-name="T77"> change the </text:span><text:span text:style-name="T8">movement direction</text:span><text:span text:style-name="T77">. As a general rule, </text:span><text:span text:style-name="T8">when a user moves the mouse slowly, he typically wants the movement of the mouse pointer on the display to follow the path of the mouse exactly, whereas when he moves the mouse more quickly, he is typically more concerned with where the pointer ends up than the exact path taken to get there</text:span><text:span text:style-name="T77"> [7]. Guided by this consideration, </text:span><text:span text:style-name="T8">smoothness</text:span><text:span text:style-name="T77"> </text:span><text:span text:style-name="T8">of the mouse path </text:span><text:span text:style-name="T77">can be based on </text:span><text:span text:style-name="T8">mouse</text:span><text:span text:style-name="T77"> </text:span><text:span text:style-name="T8">velocity, for example</text:span><text:span text:style-name="T77">.</text:span><text:span text:style-name="T18"> </text:span></text:p>
          <text:p text:style-name="P59"/>
        </text:list-item>
        <text:list-item>
          <text:p text:style-name="P60">Building of feature vector for user's gesture.</text:p>
          <text:p text:style-name="P56"/>
        </text:list-item>
        <text:list-item>
          <text:p text:style-name="P55"><text:span text:style-name="T15">O</text:span><text:span text:style-name="T85">bject </text:span><text:span text:style-name="T15">selection</text:span>. <text:span text:style-name="T1">We c</text:span>ompute the similarity function for <text:span text:style-name="T1">referred to user gesture</text:span> <text:span text:style-name="T1">feature set</text:span>, <text:s/>and each of<text:span text:style-name="T1"> the feature</text:span> set<text:span text:style-name="T1">s, that are referred to ideal gestures</text:span>. In our algorithms, this function will serve as the similarity distance. Choosing the perfect gesture according to the results, in our case is the perfect gesture, which is associated the set of attributes to which the minimum distance. If there are several, provide a user the ability to pick himself an object of the next few. If this distance is less than the threshold, the gesture is recognized and generate the corresponding object.</text:p>
          <text:p text:style-name="P56"/>
        </text:list-item>
        <text:list-item>
          <text:p text:style-name="P56"><text:bookmark text:name="result_box9"/><text:span text:style-name="T15">C</text:span><text:span text:style-name="T78">ommand </text:span><text:span text:style-name="T15">executing</text:span><text:span text:style-name="T78">.</text:span><text:span text:style-name="T74"> In the case of QReal, object </text:span><text:span text:style-name="T1">have to be generated</text:span><text:span text:style-name="T74">. The object is generated, so that its center coincides with the center of the </text:span><text:span text:style-name="T75">circumscribed</text:span><text:span text:style-name="T74"> by </text:span><text:span text:style-name="T1">user</text:span><text:span text:style-name="T74"> gesture rectangle, </text:span><text:span text:style-name="T1">with</text:span><text:span text:style-name="T74"> sides </text:span><text:span text:style-name="T1">of which</text:span><text:span text:style-name="T74"> are parallel to the coordinate axes.</text:span></text:p>
        </text:list-item>
      </text:list>
      <text:p text:style-name="P24"/>
      <text:p text:style-name="P24"><text:bookmark text:name="result_box10"/><text:span text:style-name="T77"><text:tab/>There are </text:span><text:span text:style-name="T8">training</text:span><text:span text:style-name="T77"> algorithms that allow you to adjust the </text:span><text:span text:style-name="T8">recognition algorithm</text:span><text:span text:style-name="T77"> parameters, including a </text:span><text:span text:style-name="T8">feature</text:span><text:span text:style-name="T77"> set (vector), </text:span><text:span text:style-name="T8">that are</text:span><text:span text:style-name="T77"> corresponding to </text:span><text:span text:style-name="T8">the</text:span><text:span text:style-name="T77"> </text:span><text:span text:style-name="T8">ideal</text:span><text:span text:style-name="T77"> </text:span><text:span text:style-name="T8">gestures.</text:span><text:span text:style-name="T77"> But </text:span><text:span text:style-name="T8">for such algorithms</text:span><text:span text:style-name="T77"> </text:span><text:span text:style-name="T8">we</text:span><text:span text:style-name="T77"> need </text:span><text:span text:style-name="T8">training</text:span><text:span text:style-name="T77"> </text:span><text:span text:style-name="T8">set</text:span><text:span text:style-name="T77">, </text:span><text:span text:style-name="T8">that is</text:span><text:span text:style-name="T77"> database </text:span><text:span text:style-name="T8">of</text:span><text:span text:style-name="T77"> user gestures, <text:s/>where each gesture is known about the class to which it relates. </text:span><text:span text:style-name="T8">Creation of such set</text:span><text:span text:style-name="T77"> takes </text:span><text:span text:style-name="T8">a long</text:span><text:span text:style-name="T77"> time. In QReal editors can </text:span><text:span text:style-name="T8">be</text:span><text:span text:style-name="T77"> create</text:span><text:span text:style-name="T8">d</text:span><text:span text:style-name="T77"> very fast, </text:span><text:span text:style-name="T8">we</text:span><text:span text:style-name="T77"> want to </text:span><text:span text:style-name="T8">create corresponding</text:span><text:span text:style-name="T77"> </text:span><text:soft-page-break/><text:span text:style-name="T77">gestures as quickly. As a general rule </text:span><text:span text:style-name="T8">at</text:span><text:span text:style-name="T77"> known solutions </text:span><text:span text:style-name="T77">the </text:span><text:span text:style-name="T8">number of items in</text:span><text:span text:style-name="T77"> training set is comparable to the number of items </text:span><text:span text:style-name="T8">in test set</text:span><text:span text:style-name="T77">. </text:span><text:span text:style-name="T8">Since after experiments we decided that training is necessary,</text:span><text:span text:style-name="T77"> </text:span><text:span text:style-name="T8">w</text:span><text:span text:style-name="T77">e would like to reduce </text:span><text:span text:style-name="T8">training set</text:span><text:span text:style-name="T77"> size with spent on </text:span><text:span text:style-name="T8">training set</text:span><text:span text:style-name="T77"> creation </text:span><text:span text:style-name="T8">time</text:span><text:span text:style-name="T77"> to minimum. For this purpose it is desirable that the percentage of the recognized gesture was high without training.</text:span><text:span text:style-name="T18"> </text:span></text:p>
      <text:p text:style-name="P14"/>
      <text:p text:style-name="P28">Rasterization</text:p>
      <text:p text:style-name="P11"/>
      <text:p text:style-name="P18"><text:bookmark text:name="result_box11"/><text:span text:style-name="T82"><text:tab/>It is obvious that gesture </text:span><text:span text:style-name="T13">location</text:span><text:span text:style-name="T82"> should not affect </text:span><text:span text:style-name="T13">the recognition</text:span><text:span text:style-name="T82">. In addition, </text:span><text:span text:style-name="T13">QReal</text:span><text:span text:style-name="T82"> you can compress and stretch elements in the diagram along the coordinate axes, then compression or </text:span><text:span text:style-name="T13">ex</text:span><text:span text:style-name="T82">tension </text:span><text:span text:style-name="T13">of</text:span><text:span text:style-name="T82"> the gesture should not affect recognition. For example, the ellipse and the circle must be recognized as one and the same object. </text:span><text:span text:style-name="T13">We introduce</text:span><text:span text:style-name="T82"> the </text:span><text:span text:style-name="T13">feature set</text:span><text:span text:style-name="T82">, which is invariant with respect to the t</text:span><text:span text:style-name="T13">ranslation</text:span><text:span text:style-name="T82"> and scaling </text:span><text:span text:style-name="T13">of</text:span><text:span text:style-name="T82"> gesture: first </text:span><text:span text:style-name="T13">rectangle</text:span><text:span text:style-name="T82"> with parallel to </text:span><text:span text:style-name="T13">the </text:span><text:span text:style-name="T82">coordinate axes </text:span><text:span text:style-name="T13">sides is </text:span><text:span text:style-name="T82">circumscribed </text:span><text:span text:style-name="T13">about gesture</text:span><text:span text:style-name="T82">, then the rectangle is divided into equal cell</text:span><text:span text:style-name="T13">s</text:span><text:span text:style-name="T82"> </text:span><text:span text:style-name="T13">by</text:span><text:span text:style-name="T82"> parallel to </text:span><text:span text:style-name="T13">the</text:span><text:span text:style-name="T82"> coordinate axes </text:span><text:span text:style-name="T13">lines</text:span><text:span text:style-name="T82">. </text:span><text:span text:style-name="T13">We set</text:span><text:span text:style-name="T82"> </text:span><text:span text:style-name="T13">t</text:span><text:span text:style-name="T82">he number of cells vertically and horizontally in advance. Then a list of cells, which a user gesture </text:span><text:span text:style-name="T13">is intersected, is created</text:span><text:span text:style-name="T82">. </text:span><text:span text:style-name="T13">T</text:span><text:span text:style-name="T82">he coordinates of the </text:span><text:span text:style-name="T13">intersected with gesture</text:span><text:span text:style-name="T82"> cell </text:span><text:span text:style-name="T13">is</text:span><text:span text:style-name="T82"> considered as a </text:span><text:span text:style-name="T13">feature</text:span><text:span text:style-name="T82">. A final list of coordinates </text:span><text:span text:style-name="T13">is considered</text:span><text:span text:style-name="T82"> as the </text:span><text:span text:style-name="T13">feature set</text:span><text:span text:style-name="T82">. We call </text:span><text:span text:style-name="T13">it</text:span><text:span text:style-name="T82"> basic features </text:span><text:span text:style-name="T13">set</text:span><text:span text:style-name="T82">. </text:span><text:span text:style-name="T13">The</text:span><text:span text:style-name="T82"> </text:span><text:span text:style-name="T13">i</text:span><text:span text:style-name="T82">ntroduc</text:span><text:span text:style-name="T13">ed</text:span><text:span text:style-name="T82"> </text:span><text:span text:style-name="T13">feature set</text:span><text:span text:style-name="T82"> is invariant with respect to scale and </text:span><text:span text:style-name="T13">translation</text:span><text:span text:style-name="T82">: if </text:span><text:span text:style-name="T13">we would</text:span><text:span text:style-name="T82"> stretch, compress or </text:span><text:span text:style-name="T13">move</text:span><text:span text:style-name="T82"> a gesture, the corresponding </text:span><text:span text:style-name="T13">feature </text:span><text:span text:style-name="T82">set will remain unchanged. Note that </text:span><text:span text:style-name="T13">through</text:span><text:span text:style-name="T82"> constructing such a set we got rid of unnecessary information about the number of strokes, the sequence of their drawing and direction of mouse </text:span><text:span text:style-name="T13">movement</text:span><text:span text:style-name="T82">. The vast majority of the </text:span><text:span text:style-name="T13">user</text:span><text:span text:style-name="T82"> gesture properties</text:span><text:span text:style-name="T13">, that are</text:span><text:span text:style-name="T82"> independent </text:span><text:span text:style-name="T13">of</text:span><text:span text:style-name="T82"> the above factors, </text:span><text:span text:style-name="T13">is </text:span><text:span text:style-name="T82">persist</text:span><text:span text:style-name="T13">ed</text:span><text:span text:style-name="T82"> for a basic feature set, </text:span><text:span text:style-name="T13">since</text:span><text:span text:style-name="T82"> a basic </text:span><text:span text:style-name="T13">feature</text:span><text:span text:style-name="T82"> set </text:span><text:span text:style-name="T13">is </text:span><text:span text:style-name="T82"><text:s/>essentially rasterized gesture with low resolution.</text:span><text:span text:style-name="T17"> </text:span></text:p>
      <text:p text:style-name="P17"/>
      <text:p text:style-name="P28">Feature sets and distance</text:p>
      <text:p text:style-name="P11"/>
      <text:p text:style-name="P32"><text:span text:style-name="T1"><text:tab/>We</text:span> would like to <text:span text:style-name="T1">introduce</text:span> the distance <text:s/>between the basic <text:span text:style-name="T1">feature</text:span> sets, which has some geometrical meaning. Let us analyze how we can interpret the similarity of gestures. Note that the two gestures can be called similar, if for each object (segment, circle, cell) from <text:span text:style-name="T1">the first</text:span> gesture <text:span text:style-name="T1">we</text:span> can pick similar object from the second gesture, so that they are <text:span text:style-name="T1">close enough</text:span>. That is, for each cell from the first bas<text:span text:style-name="T1">ic</text:span> <text:span text:style-name="T1">feature</text:span> set we can <text:span text:style-name="T1">indicate</text:span> close <text:span text:style-name="T1">cell from </text:span>the <text:span text:style-name="T1">second</text:span> bas<text:span text:style-name="T1">ic feature set </text:span>and vice versa. Based on this consideration Hausdorff distance was chosen as the distance between the basic <text:span text:style-name="T1">feature </text:span>sets. Let X and Y are basic feature sets, r is distance in the cell space.</text:p>
      <text:p text:style-name="P61"><text:span text:style-name="T23"><text:tab/></text:span><text:span text:style-name="T23"><draw:frame draw:style-name="fr2" draw:name="Объект2" text:anchor-type="as-char" svg:width="4.752cm" svg:height="1.635cm" draw:z-index="1"><draw:object xlink:href="./Object 2" xlink:type="simple" xlink:show="embed" xlink:actuate="onLoad"/><draw:image xlink:href="./ObjectReplacements/Object 2" xlink:type="simple" xlink:show="embed" xlink:actuate="onLoad"/></draw:frame></text:span><text:span text:style-name="T23"><text:tab/></text:span></text:p>
      <text:p text:style-name="P24"><text:span text:style-name="T31"/></text:p>
      <text:p text:style-name="P24"><text:bookmark text:name="result_box12"/><text:span text:style-name="T74"><text:tab/>That is, </text:span><text:span text:style-name="T1">in the cell space distance </text:span><text:span text:style-name="T2">r</text:span><text:span text:style-name="T1"> is introduced.</text:span><text:span text:style-name="T74"> </text:span><text:span text:style-name="T1">Distance from </text:span><text:span text:style-name="T74">each cell </text:span><text:span text:style-name="T1">of the first basic feature set to corresponding the nearest cell of the second feature set is calculated and vice versa - </text:span><text:span text:style-name="T74">for each <text:s/>cell of the second gesture distance to the nearest cells of the first gesture </text:span><text:span text:style-name="T1">is calculated</text:span><text:span text:style-name="T74">. </text:span><text:span text:style-name="T1">Hausdorff</text:span><text:span text:style-name="T74"> distance between the basic sets </text:span><text:span text:style-name="T1">is</text:span><text:span text:style-name="T74"> maximum </text:span><text:span text:style-name="T1">of calculated</text:span><text:span text:style-name="T74"> distance</text:span><text:span text:style-name="T1">s</text:span><text:span text:style-name="T74"> between the </text:span><text:span text:style-name="T1">nearest</text:span><text:span text:style-name="T74"> cells.</text:span></text:p>
      <text:p text:style-name="P24"><text:bookmark text:name="result_box13"/><text:span text:style-name="T80"><text:tab/></text:span><text:span text:style-name="T8">We</text:span><text:span text:style-name="T77"> considered the Euclidean distance (l2), maximum </text:span><text:span text:style-name="T8">of </text:span><text:span text:style-name="T77">absolute difference</text:span><text:span text:style-name="T8">s</text:span><text:span text:style-name="T77"> between the coordinates (l ∞), sum of absolute differences of the coordinates (l1) </text:span><text:span text:style-name="T8">as distance on the cell space</text:span><text:span text:style-name="T77">. The best </text:span><text:span text:style-name="T8">recognition</text:span><text:span text:style-name="T77"> result </text:span><text:span text:style-name="T8">is achieved by</text:span><text:span text:style-name="T77"> maximum </text:span><text:span text:style-name="T8">of</text:span><text:span text:style-name="T77"> absolute difference</text:span><text:span text:style-name="T8">s</text:span><text:span text:style-name="T77"> between the coordinates.</text:span></text:p>
      <text:p text:style-name="P47"><text:bookmark text:name="result_box14"/><text:span text:style-name="T47"><text:tab/>Note that a basic feature set </text:span><text:span text:style-name="T36">cardinality</text:span><text:span text:style-name="T47"> is not </text:span><text:span text:style-name="T36">constant</text:span><text:span text:style-name="T47">.</text:span><text:span text:style-name="T53"> </text:span><text:bookmark text:name="result_box15"/><text:span text:style-name="T70">There are </text:span><text:span text:style-name="T68">training</text:span><text:span text:style-name="T70"> algorithms that involve </text:span><text:span text:style-name="T68">correction</text:span><text:span text:style-name="T70"> of corresponding to the ideal gesture feature vectors. For example, k-means </text:span><text:span text:style-name="T68">is one of them</text:span><text:span text:style-name="T70">. </text:span><text:span text:style-name="T68">This algorithm</text:span><text:span text:style-name="T70"> is </text:span><text:span text:style-name="T68">assumed</text:span><text:span text:style-name="T70"> </text:span><text:span text:style-name="T68">the </text:span><text:span text:style-name="T70">necessary to </text:span><text:span text:style-name="T68">find</text:span><text:span text:style-name="T70"> the center of mass for the elements of the space, </text:span><text:span text:style-name="T68">in which</text:span><text:span text:style-name="T70"> the training is </text:span><text:span text:style-name="T68">executed</text:span><text:span text:style-name="T70">. The center of mass for the vector </text:span><text:span text:style-name="T68">is</text:span><text:span text:style-name="T70"> a vector, wh</text:span><text:span text:style-name="T68">ich</text:span><text:span text:style-name="T70"> coordinates are the arithmetic mean of the </text:span><text:span text:style-name="T68">corresponding</text:span><text:span text:style-name="T70"> coordinates of the vectors from the </text:span><text:span text:style-name="T68">training</text:span><text:span text:style-name="T70"> set. It is difficult to imagine the addition of basic </text:span><text:span text:style-name="T68">feature </text:span><text:span text:style-name="T70">sets, the division by a scalar </text:span><text:span text:style-name="T68">keeping</text:span><text:span text:style-name="T70"> the geometric meaning of a basic </text:span><text:span text:style-name="T68">feature</text:span><text:span text:style-name="T70"> set, since the </text:span><text:span text:style-name="T68">cardinality</text:span><text:span text:style-name="T70"> of the bas</text:span><text:span text:style-name="T68">ic feature</text:span><text:span text:style-name="T70"> set of is not fixed.</text:span></text:p>
      <text:p text:style-name="P17"><text:bookmark text:name="result_box16"/><text:span text:style-name="T74"><text:tab/>To simplify the </text:span><text:span text:style-name="T1">training it</text:span><text:span text:style-name="T74"> is desirable to deal with </text:span><text:span text:style-name="T1">feature</text:span><text:span text:style-name="T74"> vectors, </text:span><text:span text:style-name="T1">that are</text:span><text:span text:style-name="T74"> </text:span><text:span text:style-name="T1">feature</text:span><text:span text:style-name="T74"> sets of fixed </text:span><text:span text:style-name="T1">cardinality</text:span><text:span text:style-name="T74">, for which the order of the elements </text:span><text:span text:style-name="T1">is principled</text:span><text:span text:style-name="T74">. There are several ways of constructing a feature vector for the basic feature </text:span><text:span text:style-name="T1">set</text:span><text:span text:style-name="T74">. In every way </text:span><text:span text:style-name="T1">we have</text:span><text:span text:style-name="T74"> to </text:span><text:span text:style-name="T1">construct</text:span><text:span text:style-name="T74"> a matrix, </text:span><text:span text:style-name="T1">which is interpreted as feature vector</text:span><text:span text:style-name="T74">. In all cases, the size of the matrix </text:span><text:span text:style-name="T1">is </text:span><text:span text:style-name="T74">correspond</text:span><text:span text:style-name="T1">ed</text:span><text:span text:style-name="T74"> to the number of cells across the width and height of the circumscribed about the gesture </text:span><text:span text:style-name="T1">rectangle</text:span><text:span text:style-name="T74">, </text:span><text:span text:style-name="T1">with</text:span><text:span text:style-name="T74"> which basic </text:span><text:span text:style-name="T1">feature</text:span><text:span text:style-name="T74"> set </text:span><text:span text:style-name="T1">is built</text:span><text:span text:style-name="T74">.</text:span> </text:p>
      <text:p text:style-name="P17"/>
      <text:p text:style-name="P32"><text:bookmark text:name="result_box17"/><text:span text:style-name="T18"><text:tab/></text:span><text:span text:style-name="T85">The matrix of distances to the </text:span><text:span text:style-name="T15">basic feature set</text:span>. <text:span text:style-name="T22">M</text:span> is <text:s/>constructed by basic feature set matrix <text:span text:style-name="T22"><draw:frame draw:style-name="fr1" draw:name="Объект4" text:anchor-type="as-char" svg:width="1.092cm" svg:height="0.467cm" draw:z-index="3"><draw:object xlink:href="./Object 4" xlink:type="simple" xlink:show="embed" xlink:actuate="onLoad"/><draw:image xlink:href="./ObjectReplacements/Object 4" xlink:type="simple" xlink:show="embed" xlink:actuate="onLoad"/></draw:frame></text:span>, where the dimensions of the matrix are corresponded to the above sizes. Element of the matrix <text:span text:style-name="T22">M [i, j]</text:span> is equal to the distance r from the cell with coordinates <text:span text:style-name="T22"> i, j </text:span> to the nearest cell of feature set. Thus we have a matrix of distances to basic feature set. Note we can uniquely reconstruct the basic set of features by constructed matrix. Basic feature set consists of those and only those <text:s/>cells, coordinates of wich are equal to coordinates of matrix elements, that are equal to 0. The matrix M can be represented as feature vector from space <text:span text:style-name="T22"><draw:frame draw:style-name="fr1" draw:name="Объект3" text:anchor-type="as-char" svg:width="0.901cm" svg:height="0.527cm" draw:z-index="2"><draw:object xlink:href="./Object 3" xlink:type="simple" xlink:show="embed" xlink:actuate="onLoad"/><draw:image xlink:href="./ObjectReplacements/Object 3" xlink:type="simple" xlink:show="embed" xlink:actuate="onLoad"/></draw:frame></text:span> by writing down all of its lines into one. The distance between the feature vectors is equal to norm of the vectors difference. Introduced function is actually the distance between the feature vectors and between basic data sets.</text:p>
      <text:p text:style-name="P44"><text:span text:style-name="T55"><text:tab/></text:span><text:bookmark text:name="result_box18"/><text:span text:style-name="T74">We prove that for the </text:span><text:span text:style-name="T1">introduced</text:span><text:span text:style-name="T74"> function </text:span><text:span text:style-name="T1">properties of distance in space of basic feature sets are true.</text:span></text:p>
      <text:p text:style-name="P41"><text:tab/><text:span text:style-name="T22">A, B</text:span> – feature sets, </text:p>
      <text:p text:style-name="P41"><text:tab/><text:span text:style-name="T22">M(A)</text:span> – corresponding to set <text:span text:style-name="T22">A</text:span> matrix</text:p>
      <text:p text:style-name="P41"><text:tab/><text:span text:style-name="T22">M(B)</text:span> – corresponding to set <text:span text:style-name="T22">B</text:span> matrix</text:p>
      <text:list xml:id="list41192639" text:style-name="L2">
        <text:list-item>
          <text:p text:style-name="P65"><text:span text:style-name="T74"><draw:frame draw:style-name="fr1" draw:name="Объект5" text:anchor-type="as-char" svg:width="2.26cm" svg:height="0.483cm" draw:z-index="4"><draw:object xlink:href="./Object 5" xlink:type="simple" xlink:show="embed" xlink:actuate="onLoad"/><draw:image xlink:href="./ObjectReplacements/Object 5" xlink:type="simple" xlink:show="embed" xlink:actuate="onLoad"/></draw:frame></text:span><text:span text:style-name="T74"> - is obvious from the properties of norm.</text:span></text:p>
          <text:p text:style-name="P65"><text:span text:style-name="T74"><text:s/></text:span><text:span text:style-name="T74"><draw:frame draw:style-name="fr1" draw:name="Объект6" text:anchor-type="as-char" svg:width="3.655cm" svg:height="0.483cm" draw:z-index="5"><draw:object xlink:href="./Object 6" xlink:type="simple" xlink:show="embed" xlink:actuate="onLoad"/><draw:image xlink:href="./ObjectReplacements/Object 6" xlink:type="simple" xlink:show="embed" xlink:actuate="onLoad"/></draw:frame></text:span></text:p>
          <text:p text:style-name="P65"><text:span text:style-name="T1">Thus vector norm </text:span><text:span text:style-name="T74">is equal to 0 if and only if </text:span><text:soft-page-break/><text:span text:style-name="T74">the vector </text:span><text:span text:style-name="T1">is</text:span><text:span text:style-name="T74"> </text:span><text:span text:style-name="T2">(0..0)</text:span><text:span text:style-name="T1">,</text:span><text:span text:style-name="T74"> </text:span><text:span text:style-name="T1">that is </text:span><text:span text:style-name="T74"><text:s/></text:span><text:span text:style-name="T74"><draw:frame draw:style-name="fr1" draw:name="Объект7" text:anchor-type="as-char" svg:width="5.269cm" svg:height="0.483cm" draw:z-index="6"><draw:object xlink:href="./Object 7" xlink:type="simple" xlink:show="embed" xlink:actuate="onLoad"/><draw:image xlink:href="./ObjectReplacements/Object 7" xlink:type="simple" xlink:show="embed" xlink:actuate="onLoad"/></draw:frame></text:span><text:span text:style-name="T1"> </text:span></text:p>
          <text:p text:style-name="P65"><text:span text:style-name="T1">S</text:span><text:span text:style-name="T74">ince the matrix can </text:span><text:span text:style-name="T1">be</text:span><text:span text:style-name="T74"> uniquely reconstruct</text:span><text:span text:style-name="T1">ed by</text:span><text:span text:style-name="T74"> the basic </text:span><text:span text:style-name="T1">feature</text:span><text:span text:style-name="T74"> set, the basic </text:span><text:span text:style-name="T1">feature</text:span><text:span text:style-name="T74"> set</text:span><text:span text:style-name="T1">s</text:span><text:span text:style-name="T74"> are also equal. </text:span></text:p>
          <text:p text:style-name="P67"><draw:frame draw:style-name="fr1" draw:name="Объект8" text:anchor-type="as-char" svg:width="0.542cm" svg:height="0.467cm" draw:z-index="7"><draw:object xlink:href="./Object 8" xlink:type="simple" xlink:show="embed" xlink:actuate="onLoad"/><draw:image xlink:href="./ObjectReplacements/Object 8" xlink:type="simple" xlink:show="embed" xlink:actuate="onLoad"/></draw:frame>Clear</text:p>
        </text:list-item>
        <text:list-item>
          <text:p text:style-name="P65"><text:span text:style-name="T74"><text:s/></text:span><text:span text:style-name="T74"><draw:frame draw:style-name="fr1" draw:name="Объект9" text:anchor-type="as-char" svg:width="3.522cm" svg:height="0.483cm" draw:z-index="8"><draw:object xlink:href="./Object 9" xlink:type="simple" xlink:show="embed" xlink:actuate="onLoad"/><draw:image xlink:href="./ObjectReplacements/Object 9" xlink:type="simple" xlink:show="embed" xlink:actuate="onLoad"/></draw:frame></text:span><text:span text:style-name="T74"> </text:span><text:span text:style-name="T1">This identity is</text:span><text:span text:style-name="T74"> follow</text:span><text:span text:style-name="T1">ed</text:span><text:span text:style-name="T74"> from the properties of the norm. </text:span></text:p>
          <text:p text:style-name="P67"><draw:frame draw:style-name="fr1" draw:name="Объект10" text:anchor-type="as-char" svg:width="6.047cm" svg:height="0.99cm" draw:z-index="9"><draw:object xlink:href="./Object 10" xlink:type="simple" xlink:show="embed" xlink:actuate="onLoad"/><draw:image xlink:href="./ObjectReplacements/Object 10" xlink:type="simple" xlink:show="embed" xlink:actuate="onLoad"/></draw:frame></text:p>
        </text:list-item>
        <text:list-item>
          <text:p text:style-name="P65"><text:span text:style-name="T1">Correctness</text:span><text:span text:style-name="T74"> of the triangle inequality </text:span><text:span text:style-name="T1">property is</text:span><text:span text:style-name="T74"> follow</text:span><text:span text:style-name="T1">ed</text:span><text:span text:style-name="T74"> from the </text:span><text:span text:style-name="T1">norm</text:span><text:span text:style-name="T74"> definition.</text:span></text:p>
        </text:list-item>
      </text:list>
      <text:p text:style-name="P9"/>
      <text:p text:style-name="P30">Proposition</text:p>
      <text:p text:style-name="P22"><text:bookmark text:name="result_box21"/><text:span text:style-name="T74"><text:tab/></text:span><text:span text:style-name="T80">r</text:span><text:span text:style-name="T74"> is the distance between the cells, that is used <text:s/>for calculation of Hausdorff distance between the basic feature sets. Let the same distance </text:span><text:span text:style-name="T80">r</text:span><text:span text:style-name="T74"> is used as the distance between the cells for constructing of distances to the gesture. If the norm in the space of feature vectors is the maximum of <text:s/>absolute elements values (</text:span><text:span text:style-name="T80"><draw:frame draw:style-name="fr1" draw:name="Объект11" text:anchor-type="as-char" svg:width="0.716cm" svg:height="0.467cm" draw:z-index="10"><draw:object xlink:href="./Object 11" xlink:type="simple" xlink:show="embed" xlink:actuate="onLoad"/><draw:image xlink:href="./ObjectReplacements/Object 11" xlink:type="simple" xlink:show="embed" xlink:actuate="onLoad"/></draw:frame></text:span><text:span text:style-name="T74">) or the sum of absolute elements values (</text:span><text:span text:style-name="T80">l1</text:span><text:span text:style-name="T74">) or the square root of the sum of the elements squares (</text:span><text:span text:style-name="T80">l2</text:span><text:span text:style-name="T74">). Under these condition Hausdorff distance between the basic feature sets is equivalent to the introduced distance between the basic sets.</text:span> </text:p>
      <text:p text:style-name="P17"/>
      <text:p text:style-name="P47"><text:span text:style-name="T38">Proof</text:span><text:span text:style-name="T54"> </text:span></text:p>
      <text:p text:style-name="P47"><text:bookmark text:name="result_box22"/><text:span text:style-name="T49"><text:tab/></text:span><text:span text:style-name="T70">Equivalence is transitive. The </text:span><text:span text:style-name="T70"><draw:frame draw:style-name="fr1" draw:name="Объект12" text:anchor-type="as-char" svg:width="0.716cm" svg:height="0.467cm" draw:z-index="11"><draw:object xlink:href="./Object 12" xlink:type="simple" xlink:show="embed" xlink:actuate="onLoad"/><draw:image xlink:href="./ObjectReplacements/Object 12" xlink:type="simple" xlink:show="embed" xlink:actuate="onLoad"/></draw:frame></text:span><text:span text:style-name="T70"> (maximum of absolute elements values) is equivalent to </text:span><text:span text:style-name="T71">l1</text:span><text:span text:style-name="T70"> (the sum of absolute elements values) and to </text:span><text:span text:style-name="T71">l2</text:span><text:span text:style-name="T70"> (</text:span><text:span text:style-name="T48">the square root of the sum of the elements squares)</text:span><text:span text:style-name="T70">. That is for proposition proof it is suffices to prove the equivalence of the Hausdorff distance and </text:span><text:span text:style-name="T70"><draw:frame draw:style-name="fr1" draw:name="Объект13" text:anchor-type="as-char" svg:width="0.716cm" svg:height="0.467cm" draw:z-index="12"><draw:object xlink:href="./Object 13" xlink:type="simple" xlink:show="embed" xlink:actuate="onLoad"/><draw:image xlink:href="./ObjectReplacements/Object 13" xlink:type="simple" xlink:show="embed" xlink:actuate="onLoad"/></draw:frame></text:span><text:span text:style-name="T70"> .</text:span></text:p>
      <text:p text:style-name="P17"><text:span text:style-name="T1"><text:tab/>Let</text:span> <text:span text:style-name="T2">M1</text:span><text:span text:style-name="T1"> is matrix, that is corresponded to the first user gesture, </text:span><text:span text:style-name="T2">M2</text:span><text:span text:style-name="T1"> is matrix, that is corresponded to the second gesture</text:span>.</text:p>
      <text:p text:style-name="P26"><draw:frame draw:style-name="fr1" draw:name="Объект14" text:anchor-type="as-char" svg:width="6.726cm" svg:height="2.148cm" draw:z-index="13"><draw:object xlink:href="./Object 14" xlink:type="simple" xlink:show="embed" xlink:actuate="onLoad"/><draw:image xlink:href="./ObjectReplacements/Object 14" xlink:type="simple" xlink:show="embed" xlink:actuate="onLoad"/></draw:frame> </text:p>
      <text:p text:style-name="P26"><text:tab/><text:span text:style-name="T22"><draw:frame draw:style-name="fr1" draw:name="Объект15" text:anchor-type="as-char" svg:width="0.757cm" svg:height="0.529cm" draw:z-index="14"><draw:object xlink:href="./Object 15" xlink:type="simple" xlink:show="embed" xlink:actuate="onLoad"/><draw:image xlink:href="./ObjectReplacements/Object 15" xlink:type="simple" xlink:show="embed" xlink:actuate="onLoad"/></draw:frame></text:span> is Hausdorff distance for basic feature sets.</text:p>
      <text:p text:style-name="P18"><text:span text:style-name="T1"><text:tab/>We got that </text:span><text:s/><text:tab/><text:tab/><text:span text:style-name="T1"><draw:frame draw:style-name="fr3" draw:name="Объект16" text:anchor-type="as-char" svg:y="0cm" svg:width="5.258cm" svg:height="0.529cm" draw:z-index="15"><draw:object xlink:href="./Object 16" xlink:type="simple" xlink:show="embed" xlink:actuate="onLoad"/><draw:image xlink:href="./ObjectReplacements/Object 16" xlink:type="simple" xlink:show="embed" xlink:actuate="onLoad"/></draw:frame></text:span></text:p>
      <text:p text:style-name="P18"><text:tab/><text:span text:style-name="T1">We shall prove that<text:tab/></text:span><text:span text:style-name="T1"><draw:frame draw:style-name="fr1" draw:name="Объект17" text:anchor-type="as-char" svg:width="5.158cm" svg:height="0.529cm" draw:z-index="16"><draw:object xlink:href="./Object 17" xlink:type="simple" xlink:show="embed" xlink:actuate="onLoad"/><draw:image xlink:href="./ObjectReplacements/Object 17" xlink:type="simple" xlink:show="embed" xlink:actuate="onLoad"/></draw:frame></text:span></text:p>
      <text:p text:style-name="P40"><text:span text:style-name="T44"><text:tab/></text:span><text:bookmark text:name="result_box23"/><text:span text:style-name="T39">We c</text:span><text:span text:style-name="T70">onsider an element</text:span><text:span text:style-name="T68">s</text:span><text:span text:style-name="T70"> of the first and </text:span><text:span text:style-name="T68">the</text:span><text:span text:style-name="T70"> second matrix </text:span><text:span text:style-name="T68">with coordinates</text:span><text:span text:style-name="T70"> </text:span><text:span text:style-name="T71">(i, j)</text:span><text:span text:style-name="T70">. Let </text:span><text:span text:style-name="T71">FS1</text:span><text:span text:style-name="T70"> is the first feature set. By construction </text:span><text:span text:style-name="T68">of matrix next identity is true:</text:span></text:p>
      <text:p text:style-name="P43"><text:tab/><draw:frame draw:style-name="fr1" draw:name="Объект18" text:anchor-type="as-char" svg:width="5.286cm" svg:height="0.529cm" draw:z-index="17"><draw:object xlink:href="./Object 18" xlink:type="simple" xlink:show="embed" xlink:actuate="onLoad"/><draw:image xlink:href="./ObjectReplacements/Object 18" xlink:type="simple" xlink:show="embed" xlink:actuate="onLoad"/></draw:frame>, </text:p>
      <text:p text:style-name="P40"><text:span text:style-name="T70">where O </text:span><text:span text:style-name="T68">is</text:span><text:span text:style-name="T70"> </text:span><text:span text:style-name="T68">the</text:span><text:span text:style-name="T70"> cell with coordinates </text:span><text:span text:style-name="T71">(i, j)</text:span><text:span text:style-name="T70">. L</text:span><text:span text:style-name="T68">et </text:span><text:span text:style-name="T70">minimum is </text:span><text:span text:style-name="T68">achieved</text:span><text:span text:style-name="T70"> </text:span><text:span text:style-name="T68">at the point</text:span><text:span text:style-name="T70"> </text:span><text:span text:style-name="T71">A1</text:span><text:span text:style-name="T70">.</text:span><text:span text:style-name="T68"> </text:span></text:p>
      <text:p text:style-name="P44"><text:span text:style-name="T56"><text:tab/></text:span><text:bookmark text:name="result_box24"/><text:span text:style-name="T74">Similarly, if </text:span><text:span text:style-name="T80">FS2</text:span><text:span text:style-name="T74"> is the second feature set <text:s/></text:span><text:span text:style-name="T74"><draw:frame draw:style-name="fr1" draw:name="Объект19" text:anchor-type="as-char" svg:width="5.313cm" svg:height="0.531cm" draw:z-index="18"><draw:object xlink:href="./Object 19" xlink:type="simple" xlink:show="embed" xlink:actuate="onLoad"/><draw:image xlink:href="./ObjectReplacements/Object 19" xlink:type="simple" xlink:show="embed" xlink:actuate="onLoad"/><svg:desc>формула</svg:desc></draw:frame></text:span></text:p>
      <text:p text:style-name="P44"><text:span text:style-name="T74"><text:tab/></text:span><text:span text:style-name="T1">Let minimum is achieved at the point </text:span><text:span text:style-name="T74"><text:s/></text:span><text:span text:style-name="T80">A2</text:span><text:span text:style-name="T74">. </text:span></text:p>
      <text:p text:style-name="P44"><text:span text:style-name="T74"><text:tab/>Let </text:span><text:span text:style-name="T74"><draw:frame draw:style-name="fr1" draw:name="Объект20" text:anchor-type="as-char" svg:width="4.87cm" svg:height="0.483cm" draw:z-index="19"><draw:object xlink:href="./Object 20" xlink:type="simple" xlink:show="embed" xlink:actuate="onLoad"/><draw:image xlink:href="./ObjectReplacements/Object 20" xlink:type="simple" xlink:show="embed" xlink:actuate="onLoad"/></draw:frame></text:span><text:span text:style-name="T74">. <text:s/>The case if </text:span><text:span text:style-name="T74"><draw:frame draw:style-name="fr1" draw:name="Объект21" text:anchor-type="as-char" svg:width="3.757cm" svg:height="0.483cm" draw:z-index="20"><draw:object xlink:href="./Object 21" xlink:type="simple" xlink:show="embed" xlink:actuate="onLoad"/><draw:image xlink:href="./ObjectReplacements/Object 21" xlink:type="simple" xlink:show="embed" xlink:actuate="onLoad"/></draw:frame></text:span><text:span text:style-name="T74"> is analogue.</text:span></text:p>
      <text:p text:style-name="P44"><text:span text:style-name="T74"><text:tab/>Suppose that there exists a cell </text:span><text:span text:style-name="T2">K1</text:span><text:span text:style-name="T1"> from the first basic feature set</text:span><text:span text:style-name="T74">, such that </text:span><text:span text:style-name="T74"><draw:frame draw:style-name="fr1" draw:name="Объект22" text:anchor-type="as-char" svg:width="3.124cm" svg:height="0.483cm" draw:z-index="21"><draw:object xlink:href="./Object 22" xlink:type="simple" xlink:show="embed" xlink:actuate="onLoad"/><draw:image xlink:href="./ObjectReplacements/Object 22" xlink:type="simple" xlink:show="embed" xlink:actuate="onLoad"/></draw:frame></text:span><text:span text:style-name="T74">. </text:span></text:p>
      <text:p text:style-name="P44"><text:span text:style-name="T74"><text:tab/></text:span><text:span text:style-name="T1">T</text:span><text:span text:style-name="T74">hen by the triangle inequality <text:tab/><text:tab/></text:span><text:span text:style-name="T74"><draw:frame draw:style-name="fr1" draw:name="Объект23" text:anchor-type="as-char" svg:width="6.262cm" svg:height="0.988cm" draw:z-index="22"><draw:object xlink:href="./Object 23" xlink:type="simple" xlink:show="embed" xlink:actuate="onLoad"/><draw:image xlink:href="./ObjectReplacements/Object 23" xlink:type="simple" xlink:show="embed" xlink:actuate="onLoad"/></draw:frame></text:span></text:p>
      <text:p text:style-name="P44"><text:span text:style-name="T74"><text:tab/> </text:span><text:span text:style-name="T1">It</text:span><text:span text:style-name="T74"> is a point </text:span><text:span text:style-name="T2">K1</text:span><text:span text:style-name="T74"> of the </text:span><text:span text:style-name="T1">first</text:span><text:span text:style-name="T74"> bas</text:span><text:span text:style-name="T1">ic feature</text:span><text:span text:style-name="T74"> set, the distance from </text:span><text:span text:style-name="T1">which</text:span><text:span text:style-name="T74"> to </text:span><text:span text:style-name="T2">O</text:span><text:span text:style-name="T1"> is </text:span><text:span text:style-name="T74">less than the distance from </text:span><text:span text:style-name="T80">O</text:span><text:span text:style-name="T74"> to </text:span><text:span text:style-name="T80">A1</text:span><text:span text:style-name="T74">. </text:span><text:span text:style-name="T1">It</text:span><text:span text:style-name="T74"> contradicts the </text:span><text:span text:style-name="T1">selection</text:span><text:span text:style-name="T74"> of </text:span><text:span text:style-name="T80">A1</text:span><text:span text:style-name="T74">, as the cells </text:span><text:span text:style-name="T1">on</text:span><text:span text:style-name="T74"> which the minimum </text:span><text:span text:style-name="T1">is achieved</text:span><text:span text:style-name="T74">. It turns out that for </text:span><text:span text:style-name="T1">each</text:span><text:span text:style-name="T74"> point </text:span><text:span text:style-name="T80">A</text:span><text:span text:style-name="T74"> of the first bas</text:span><text:span text:style-name="T1">ic feature</text:span><text:span text:style-name="T74"> set </text:span><text:span text:style-name="T1"><draw:frame draw:style-name="fr1" draw:name="Объект24" text:anchor-type="as-char" svg:width="2.907cm" svg:height="0.483cm" draw:z-index="23"><draw:object xlink:href="./Object 24" xlink:type="simple" xlink:show="embed" xlink:actuate="onLoad"/><draw:image xlink:href="./ObjectReplacements/Object 24" xlink:type="simple" xlink:show="embed" xlink:actuate="onLoad"/></draw:frame></text:span><text:span text:style-name="T74">. </text:span></text:p>
      <text:p text:style-name="P44"><text:span text:style-name="T74"><text:tab/></text:span><text:span text:style-name="T1">I</text:span><text:span text:style-name="T74">t follows </text:span><text:span text:style-name="T1">f</text:span><text:span text:style-name="T74">rom the definition of Hausdorff distance that </text:span><text:span text:style-name="T74"><draw:frame draw:style-name="fr1" draw:name="Объект25" text:anchor-type="as-char" svg:width="1.312cm" svg:height="0.529cm" draw:z-index="24"><draw:object xlink:href="./Object 25" xlink:type="simple" xlink:show="embed" xlink:actuate="onLoad"/><draw:image xlink:href="./ObjectReplacements/Object 25" xlink:type="simple" xlink:show="embed" xlink:actuate="onLoad"/></draw:frame></text:span><text:span text:style-name="T74">. Due to the fact that the cell </text:span><text:span text:style-name="T80">O</text:span><text:span text:style-name="T74"> was </text:span><text:span text:style-name="T1">selected</text:span><text:span text:style-name="T74"> </text:span><text:span text:style-name="T1">random</text:span><text:span text:style-name="T74"> </text:span><text:span text:style-name="T74"><draw:frame draw:style-name="fr1" draw:name="Объект26" text:anchor-type="as-char" svg:width="3.545cm" svg:height="0.533cm" draw:z-index="25"><draw:object xlink:href="./Object 26" xlink:type="simple" xlink:show="embed" xlink:actuate="onLoad"/><draw:image xlink:href="./ObjectReplacements/Object 26" xlink:type="simple" xlink:show="embed" xlink:actuate="onLoad"/></draw:frame></text:span><text:span text:style-name="T74"> for all </text:span><text:span text:style-name="T80">i,j</text:span><text:span text:style-name="T74">. Then </text:span><text:span text:style-name="T74"><draw:frame draw:style-name="fr1" draw:name="Объект27" text:anchor-type="as-char" svg:width="4.247cm" svg:height="0.533cm" draw:z-index="26"><draw:object xlink:href="./Object 27" xlink:type="simple" xlink:show="embed" xlink:actuate="onLoad"/><draw:image xlink:href="./ObjectReplacements/Object 27" xlink:type="simple" xlink:show="embed" xlink:actuate="onLoad"/></draw:frame></text:span></text:p>
      <text:p text:style-name="P44"><text:span text:style-name="T74"><text:tab/>We </text:span><text:span text:style-name="T1">got</text:span><text:span text:style-name="T74"> that </text:span><text:span text:style-name="T74"><draw:frame draw:style-name="fr1" draw:name="Объект28" text:anchor-type="as-char" svg:width="7.923cm" svg:height="0.529cm" draw:z-index="27"><draw:object xlink:href="./Object 28" xlink:type="simple" xlink:show="embed" xlink:actuate="onLoad"/><draw:image xlink:href="./ObjectReplacements/Object 28" xlink:type="simple" xlink:show="embed" xlink:actuate="onLoad"/></draw:frame></text:span></text:p>
      <text:p text:style-name="P44"><text:span text:style-name="T74"><text:line-break/><text:tab/>The distances are equivalent, as required.</text:span><text:span text:style-name="T1"> </text:span></text:p>
      <text:p text:style-name="P41"/>
      <text:p text:style-name="P40"><text:span text:style-name="T40">Note</text:span><text:span text:style-name="T44"> </text:span></text:p>
      <text:p text:style-name="P40"><text:bookmark text:name="result_box25"/><text:span text:style-name="T44"><text:tab/></text:span><text:span text:style-name="T70">In the case when the vector </text:span><text:span text:style-name="T68">norm</text:span><text:span text:style-name="T70"> is </text:span><text:span text:style-name="T68">considered</text:span><text:span text:style-name="T70"> as the maximum </text:span><text:span text:style-name="T68">of element absolute </text:span><text:span text:style-name="T70">value</text:span><text:span text:style-name="T68">s</text:span><text:span text:style-name="T70">, the Hausdorff distance is equal to the </text:span><text:span text:style-name="T68">introduced</text:span><text:span text:style-name="T70"> distance.</text:span><text:span text:style-name="T69"> </text:span></text:p>
      <text:p text:style-name="P11"/>
      <text:p text:style-name="P18"><text:bookmark text:name="result_box26"/><text:span text:style-name="T83"><text:tab/></text:span><text:span text:style-name="T79">The number of cells in the rectangle</text:span><text:span text:style-name="T82">. The </text:span><text:span text:style-name="T13">idea of</text:span><text:span text:style-name="T82"> following algorithm is </text:span><text:span text:style-name="T13">calculation</text:span><text:span text:style-name="T82"> the number of cells in a rectangle of </text:span><text:span text:style-name="T82"><draw:frame draw:style-name="fr1" draw:name="Объект29" text:anchor-type="as-char" svg:width="1.102cm" svg:height="0.467cm" draw:z-index="28"><draw:object xlink:href="./Object 29" xlink:type="simple" xlink:show="embed" xlink:actuate="onLoad"/><draw:image xlink:href="./ObjectReplacements/Object 29" xlink:type="simple" xlink:show="embed" xlink:actuate="onLoad"/></draw:frame></text:span><text:span text:style-name="T82">, where </text:span><text:span text:style-name="T81">m</text:span><text:span text:style-name="T82"> v</text:span><text:span text:style-name="T13">aries from</text:span><text:span text:style-name="T82"> 1 </text:span><text:span text:style-name="T13">rectangle</text:span><text:span text:style-name="T82"> height, </text:span><text:span text:style-name="T81">n</text:span><text:span text:style-name="T82"> </text:span><text:span text:style-name="T13">varies from 1 to</text:span><text:span text:style-name="T82"> the width of the rectangle. Element with coordinates (</text:span><text:span text:style-name="T81">i, j)</text:span><text:span text:style-name="T82"> is equal to the number of </text:span><text:span text:style-name="T13">gesture</text:span><text:span text:style-name="T82"> cells, </text:span><text:span text:style-name="T13">that</text:span><text:span text:style-name="T82"> </text:span><text:span text:style-name="T13">are</text:span><text:span text:style-name="T82"> contained in the rectangle </text:span><text:span text:style-name="T82"><draw:frame draw:style-name="fr1" draw:name="Объект30" text:anchor-type="as-char" svg:width="2.219cm" svg:height="0.482cm" draw:z-index="29"><draw:object xlink:href="./Object 30" xlink:type="simple" xlink:show="embed" xlink:actuate="onLoad"/><draw:image xlink:href="./ObjectReplacements/Object 30" xlink:type="simple" xlink:show="embed" xlink:actuate="onLoad"/></draw:frame></text:span><text:span text:style-name="T82">. </text:span><text:span text:style-name="T13">I</text:span><text:span text:style-name="T82">f the gesture </text:span><text:span text:style-name="T13">is intersected</text:span><text:span text:style-name="T82"> the same cell several times </text:span><text:span text:style-name="T13">we count only one intersection</text:span><text:span text:style-name="T82">. As in the previous case, the matrix is ​​</text:span><text:span text:style-name="T13">considered</text:span><text:span text:style-name="T82"> as a feature vector from the space </text:span><text:span text:style-name="T82"><draw:frame draw:style-name="fr1" draw:name="Объект31" text:anchor-type="as-char" svg:width="0.901cm" svg:height="0.527cm" draw:z-index="30"><draw:object xlink:href="./Object 31" xlink:type="simple" xlink:show="embed" xlink:actuate="onLoad"/><draw:image xlink:href="./ObjectReplacements/Object 31" xlink:type="simple" xlink:show="embed" xlink:actuate="onLoad"/></draw:frame></text:span><text:span text:style-name="T82">, the distance between vectors is defined as the norm of the </text:span><text:span text:style-name="T13">vector</text:span><text:span text:style-name="T82"> difference. Note that by construct</text:span><text:span text:style-name="T13">ed</text:span><text:span text:style-name="T82"> of the matrix </text:span><text:span text:style-name="T13">we</text:span><text:span text:style-name="T82"> can uniquely reconstruct the bas</text:span><text:span text:style-name="T13">ic feature</text:span><text:span text:style-name="T82"> set. </text:span></text:p>
      <text:p text:style-name="P18"><text:span text:style-name="T82"><text:tab/>Let </text:span><text:span text:style-name="T81">e ​​[i, j]</text:span><text:span text:style-name="T82"> </text:span><text:span text:style-name="T13">is equal to 1</text:span><text:span text:style-name="T82"> </text:span><text:span text:style-name="T13">if there is</text:span><text:span text:style-name="T82"> a cell (</text:span><text:span text:style-name="T81">i, j)</text:span><text:span text:style-name="T82"> belongs to the bas</text:span><text:span text:style-name="T13">ic feature</text:span><text:span text:style-name="T82"> set, </text:span><text:span text:style-name="T13">otherwise </text:span><text:span text:style-name="T4">e[i, j]</text:span><text:span text:style-name="T13"> is equal to 0</text:span><text:span text:style-name="T82">. </text:span><text:span text:style-name="T13">Let</text:span><text:span text:style-name="T82"> </text:span><text:span text:style-name="T81">J</text:span><text:span text:style-name="T82"> </text:span><text:span text:style-name="T13">is</text:span><text:span text:style-name="T82"> constructed matrix, then </text:span><text:span text:style-name="T82"><draw:frame draw:style-name="fr1" draw:name="Объект32" text:anchor-type="as-char" svg:width="6.519cm" svg:height="0.529cm" draw:z-index="31"><draw:object xlink:href="./Object 32" xlink:type="simple" xlink:show="embed" xlink:actuate="onLoad"/><draw:image xlink:href="./ObjectReplacements/Object 32" xlink:type="simple" xlink:show="embed" xlink:actuate="onLoad"/></draw:frame></text:span><text:span text:style-name="T82"> </text:span><text:span text:style-name="T13">we</text:span><text:span text:style-name="T82"> assume</text:span><text:span text:style-name="T13">s</text:span><text:span text:style-name="T82"> that elements </text:span><text:span text:style-name="T13">of </text:span><text:span text:style-name="T4">J</text:span><text:span text:style-name="T82"> outside of the rectangle </text:span><text:span text:style-name="T13">are</text:span><text:span text:style-name="T82"> equal to 0. Note that </text:span><text:span text:style-name="T13">introduced</text:span><text:span text:style-name="T82"> function </text:span><text:span text:style-name="T13">is</text:span><text:span text:style-name="T82"> indeed the distance between the </text:span><text:span text:style-name="T13">feature</text:span><text:span text:style-name="T82"> vector</text:span><text:span text:style-name="T13">s</text:span><text:span text:style-name="T82"> and between basic </text:span><text:span text:style-name="T13">feature</text:span><text:span text:style-name="T82"> sets, as there is a bijection between the space of </text:span><text:span text:style-name="T13">constructed</text:span><text:span text:style-name="T82"> feature vectors and the space of basic </text:span><text:span text:style-name="T13">feature</text:span><text:span text:style-name="T82"> sets.</text:span><text:span text:style-name="T17"> <text:s/></text:span><text:span text:style-name="T13">Proof is analogue to case of matrix of distance to basic set.</text:span></text:p>
      <text:p text:style-name="P34"><text:bookmark text:name="result_box27"/><text:tab/><text:span text:style-name="T85">The number of cells in the </text:span><text:span text:style-name="T15">zone</text:span>. Feature vector used in this algorithm <text:span text:style-name="T1">is</text:span> similar to the previous, but <text:span text:style-name="T1">we count cells</text:span> in the <text:span text:style-name="T1">zone, but not in the rectangle</text:span>. <text:span text:style-name="T22">J</text:span> <text:span text:style-name="T1">is matrix </text:span><text:span text:style-name="T1"><draw:frame draw:style-name="fr1" draw:name="Объект33" text:anchor-type="as-char" svg:width="1.092cm" svg:height="0.467cm" draw:z-index="32"><draw:object xlink:href="./Object 33" xlink:type="simple" xlink:show="embed" xlink:actuate="onLoad"/><draw:image xlink:href="./ObjectReplacements/Object 33" xlink:type="simple" xlink:show="embed" xlink:actuate="onLoad"/></draw:frame></text:span><text:span text:style-name="T1">. We define element </text:span><text:span text:style-name="T2">[i, j]</text:span><text:span text:style-name="T1"> of matrix as follow: l</text:span>et <text:span text:style-name="T22">d</text:span> <text:span text:style-name="T1">is</text:span> number of cells in the <text:span text:style-name="T1">rectangle</text:span> <draw:frame draw:style-name="fr1" draw:name="Объект34" text:anchor-type="as-char" svg:width="1.859cm" svg:height="0.483cm" draw:z-index="33"><draw:object xlink:href="./Object 34" xlink:type="simple" xlink:show="embed" xlink:actuate="onLoad"/><draw:image xlink:href="./ObjectReplacements/Object 34" xlink:type="simple" xlink:show="embed" xlink:actuate="onLoad"/></draw:frame>, ie, in the <text:span text:style-name="T1">rectangle</text:span>, which lies entirely <text:span text:style-name="T1">under</text:span> the cell (<text:span text:style-name="T22">i, j)</text:span>, <text:span text:style-name="T22">k</text:span> <text:span text:style-name="T1">is</text:span> the number of cells in the <text:span text:style-name="T1">zone</text:span> from a number <text:span text:style-name="T2">(</text:span><text:span text:style-name="T22">i,</text:span><text:span text:style-name="T2">j)</text:span> from <text:span text:style-name="T22">[i, 0]</text:span> to <text:span text:style-name="T22">[i, j]</text:span>, <text:soft-page-break/><draw:frame draw:style-name="fr1" draw:name="Объект35" text:anchor-type="as-char" svg:width="2.009cm" svg:height="0.529cm" draw:z-index="34"><draw:object xlink:href="./Object 35" xlink:type="simple" xlink:show="embed" xlink:actuate="onLoad"/><draw:image xlink:href="./ObjectReplacements/Object 35" xlink:type="simple" xlink:show="embed" xlink:actuate="onLoad"/></draw:frame>. Note that the bas<text:span text:style-name="T1">ic feature</text:span> set <text:span text:style-name="T1">can be</text:span> uniquely recovered from the resulting matrix. Then if we introduce a function of the distance between the matrices is similar to two previous cases, this f<text:span text:style-name="T1">unction</text:span> will be the distance between the basic <text:span text:style-name="T1">feature</text:span> sets.</text:p>
      <text:p text:style-name="P34"><text:tab/>Note that all these <text:span text:style-name="T1">feature vectors</text:span> and distance can be combined by considering a <text:span text:style-name="T1">new feature set</text:span>. The distance between <text:span text:style-name="T1">combined feature</text:span> <text:span text:style-name="T1">sets </text:span>is defined as a linear combination of distances <text:span text:style-name="T1">with</text:span> the non-negative coefficients, at least one of which is strictly positive. <text:span text:style-name="T1">This</text:span> linear combination <text:span text:style-name="T1">can be considered</text:span> <text:span text:style-name="T1">as </text:span>distance between <text:span text:style-name="T1">combined</text:span> <text:span text:style-name="T1">feature</text:span> sets.</text:p>
      <text:p text:style-name="P18"/>
      <text:p text:style-name="P28">Training</text:p>
      <text:p text:style-name="P18"/>
      <text:p text:style-name="P40"><text:bookmark text:name="result_box28"/><text:span text:style-name="T50"><text:tab/>We can improve the recognition of gestures with training: if we have user gesture users base, on each of wich it is known object, that have to be generated as a result of recognition, we can correct the parameters of recognition algorithm so that other drawn by user gestures will be recognized with greater accuracy. There are a lot of algorithms, that allow to improve recognition through training set, for example, Neural networks, the method of </text:span><text:span text:style-name="T52">k</text:span><text:span text:style-name="T50"> nearest neighbors, Bayesian method, k-mean algorithm.</text:span></text:p>
      <text:p text:style-name="P44"><text:span text:style-name="T56"><text:tab/></text:span><text:bookmark text:name="result_box29"/><text:span text:style-name="T74">The neural network is a system of interconnected processes, that are neurons. Training of neural network is involved calculating <text:s/>of coefficients of connections between neurons. But a large training set is necessary for the successful <text:s/>recognition with neural network. For example, sometimes number of items at training set is 1.5 times greater than number of items at the test set [2]. As already mentioned, we would like to reduce the training set <text:s/>as much as possible, otherwise the generative approach to gestures creation will be meaningless.</text:span> </text:p>
      <text:p text:style-name="P35"><text:bookmark text:name="result_box30"/><text:span text:style-name="T27"><text:tab/></text:span><text:span text:style-name="T82">We can use the k nearest neighbors method for training [1]. For a gesture feature set we need to find k nearest neighbors among the feature sets that correspond to user gestures in the training set. The gesture is referred to the class to which the majority of the k neighbors is referred. k nearest neighbors is problem is time-consuming in the case of multi-dimensional spaces. In addition, in the case of a neural network it is sufficient to store only the weight of the connections after training, and its unnecessary to store whole training set unless need of retraining. But this method does not allow to save memory or to compress training set in any way.</text:span><text:span text:style-name="T27"> </text:span></text:p>
      <text:p text:style-name="P40"><text:bookmark text:name="result_box31"/><text:span text:style-name="T45"><text:tab/></text:span><text:span text:style-name="T51">Bayesian method [1] is designed for a variety of symptoms, among which there are no statistical dependencies. For each gesture's feature the probability, that a this gesture belongs to the given class, is calculated with the training set. Then the total probability, that the gesture belongs to the class, is calculated. As the most probable class is selected as result of recognition. Weakness</text:span><text:span text:style-name="T70"> of this algorithm is limitation to the feature set. We recall that there mustn't be statistical relationships.</text:span></text:p>
      <text:p text:style-name="P44"><text:span text:style-name="T56"><text:tab/></text:span><text:bookmark text:name="result_box32"/><text:span text:style-name="T59">Idea of k</text:span><text:span text:style-name="T74">-means algorithm [3] is to correct corresponding to the ideal gestures feature set and the maximum threshold distance between <text:s/>corresponding to user gesture feature set and corresponding to the ideal gesture feature set. Corresponding to the ideal gesture feature vector is replaced by a center of mass of feature vectors, that are corresponded to the gestures of the training set for given object. The threshold distance is recalculated so, that distance from the center of mass to the each feature vector of training set is less than threshold distance. In this case, after training we can to store only the corrected feature set, that is corresponding to the ideal gesture, and corrected threshold distance.</text:span></text:p>
      <text:p text:style-name="P40"><text:bookmark text:name="result_box33"/><text:span text:style-name="T51"><text:tab/>In the case of a neural network, </text:span><text:bookmark text:name="result_box34"/><text:span text:style-name="T51">the percentage of recognized gestures would high after training with a small training set, if only we should guess closed to optimal values coefficients <text:s/>of the connections between neurons. That is we have to create a large training set to use neural network. It is unlikely that after the addition of a new ideal gesture the training set can be quickly expanded for him. In contrast, with k-mean algorithm it is hoped that <text:s/>it wouldn't required too many elements in the training set. The method of k nearest neighbors, as mentioned, require additional memory cost. And Bayesian method [1] is designed for special feature sets. Therefore, we have selected k-means algorithm for training.</text:span></text:p>
      <text:p text:style-name="P35"><text:bookmark text:name="result_box35"/><text:span text:style-name="T28"><text:tab/></text:span><text:span text:style-name="T84">Typically, the center of mass of a few vectors is calculated as the sum of these vectors, divided by the number of points. The problem of feature sets of non-fixed cardinality is difficult to determine the sum of the feature sets and division by a scalar, so that the geometric meaning of feature set was kept and training has yielded results.</text:span><text:span text:style-name="T28"> </text:span></text:p>
      <text:p text:style-name="P45"><text:span text:style-name="T58"><text:tab/></text:span><text:bookmark text:name="result_box36"/><text:span text:style-name="T84">For construction of the center of mass of the feature sets of non-fixed cardinality the following properties of the center of mass <text:s/>were used:</text:span><text:span text:style-name="T28"> </text:span></text:p>
      <text:list xml:id="list41202122" text:style-name="L3">
        <text:list-item>
          <text:list>
            <text:list-item>
              <text:list>
                <text:list-item>
                  <text:p text:style-name="P52">The center of mass of one element is equal to this element.</text:p>
                </text:list-item>
                <text:list-item>
                  <text:p text:style-name="P52">Let <draw:frame draw:style-name="fr1" draw:name="Объект36" text:anchor-type="as-char" svg:width="0.785cm" svg:height="0.529cm" draw:z-index="35"><draw:object xlink:href="./Object 36" xlink:type="simple" xlink:show="embed" xlink:actuate="onLoad"/><draw:image xlink:href="./ObjectReplacements/Object 36" xlink:type="simple" xlink:show="embed" xlink:actuate="onLoad"/></draw:frame> is center of mass of the set of n elements. </text:p>
                  <text:p text:style-name="P52">We add element <text:span text:style-name="T22">k</text:span> to the set. </text:p>
                  <text:p text:style-name="P52">Let <draw:frame draw:style-name="fr1" draw:name="Объект37" text:anchor-type="as-char" svg:width="3.062cm" svg:height="0.529cm" draw:z-index="36"><draw:object xlink:href="./Object 37" xlink:type="simple" xlink:show="embed" xlink:actuate="onLoad"/><draw:image xlink:href="./ObjectReplacements/Object 37" xlink:type="simple" xlink:show="embed" xlink:actuate="onLoad"/></draw:frame> is distance between the center of mass and the added element.</text:p>
                  <text:p text:style-name="P52">Let <draw:frame draw:style-name="fr1" draw:name="Объект38" text:anchor-type="as-char" svg:width="1.129cm" svg:height="0.529cm" draw:z-index="37"><draw:object xlink:href="./Object 38" xlink:type="simple" xlink:show="embed" xlink:actuate="onLoad"/><draw:image xlink:href="./ObjectReplacements/Object 38" xlink:type="simple" xlink:show="embed" xlink:actuate="onLoad"/></draw:frame> is new center of mass.</text:p>
                  <text:p text:style-name="P54"><draw:frame draw:style-name="fr1" draw:name="Объект39" text:anchor-type="as-char" svg:width="5.189cm" svg:height="0.998cm" draw:z-index="38"><draw:object xlink:href="./Object 39" xlink:type="simple" xlink:show="embed" xlink:actuate="onLoad"/><draw:image xlink:href="./ObjectReplacements/Object 39" xlink:type="simple" xlink:show="embed" xlink:actuate="onLoad"/></draw:frame><text:line-break/><draw:frame draw:style-name="fr1" draw:name="Объект40" text:anchor-type="as-char" svg:width="4.397cm" svg:height="0.997cm" draw:z-index="39"><draw:object xlink:href="./Object 40" xlink:type="simple" xlink:show="embed" xlink:actuate="onLoad"/><draw:image xlink:href="./ObjectReplacements/Object 40" xlink:type="simple" xlink:show="embed" xlink:actuate="onLoad"/></draw:frame></text:p>
                </text:list-item>
              </text:list>
            </text:list-item>
          </text:list>
        </text:list-item>
      </text:list>
      <text:p text:style-name="P34"><text:bookmark text:name="result_box37"/><text:tab/>We construct a point, that is located at distance <draw:frame draw:style-name="fr1" draw:name="Объект41" text:anchor-type="as-char" svg:width="0.878cm" svg:height="0.529cm" draw:z-index="40"><draw:object xlink:href="./Object 41" xlink:type="simple" xlink:show="embed" xlink:actuate="onLoad"/><draw:image xlink:href="./ObjectReplacements/Object 41" xlink:type="simple" xlink:show="embed" xlink:actuate="onLoad"/></draw:frame> from the point <draw:frame draw:style-name="fr1" draw:name="Объект42" text:anchor-type="as-char" svg:width="0.785cm" svg:height="0.529cm" draw:z-index="41"><draw:object xlink:href="./Object 42" xlink:type="simple" xlink:show="embed" xlink:actuate="onLoad"/><draw:image xlink:href="./ObjectReplacements/Object 42" xlink:type="simple" xlink:show="embed" xlink:actuate="onLoad"/></draw:frame>, and at a distance <draw:frame draw:style-name="fr1" draw:name="Объект43" text:anchor-type="as-char" svg:width="0.778cm" svg:height="0.529cm" draw:z-index="42"><draw:object xlink:href="./Object 43" xlink:type="simple" xlink:show="embed" xlink:actuate="onLoad"/><draw:image xlink:href="./ObjectReplacements/Object 43" xlink:type="simple" xlink:show="embed" xlink:actuate="onLoad"/></draw:frame> from the point <text:span text:style-name="T22">k</text:span> (Property 2). In general, such point may not exist in a metric space. Then we construct a point, the ratio of the distances from <draw:frame draw:style-name="fr1" draw:name="Объект44" text:anchor-type="as-char" svg:width="0.785cm" svg:height="0.529cm" draw:z-index="43"><draw:object xlink:href="./Object 44" xlink:type="simple" xlink:show="embed" xlink:actuate="onLoad"/><draw:image xlink:href="./ObjectReplacements/Object 44" xlink:type="simple" xlink:show="embed" xlink:actuate="onLoad"/></draw:frame> and <text:span text:style-name="T22">k</text:span> to which is the closest to desired ratio. Several points may satisfy this requirement, it is important that in this case the algorithm should return at least one point for which equality is true.</text:p>
      <text:p text:style-name="P40"><text:bookmark text:name="result_box38"/><text:span text:style-name="T44"><text:tab/></text:span><text:span text:style-name="T70">Suppose we have two basic feature sets at a distance </text:span><text:span text:style-name="T71">d</text:span><text:span text:style-name="T70"> from each other, and we have to build a basic </text:span><text:soft-page-break/><text:span text:style-name="T70">feature set at distance </text:span><text:span text:style-name="T70"><draw:frame draw:style-name="fr1" draw:name="Объект45" text:anchor-type="as-char" svg:width="0.563cm" svg:height="0.997cm" draw:z-index="44"><draw:object xlink:href="./Object 45" xlink:type="simple" xlink:show="embed" xlink:actuate="onLoad"/><draw:image xlink:href="./ObjectReplacements/Object 45" xlink:type="simple" xlink:show="embed" xlink:actuate="onLoad"/></draw:frame></text:span><text:span text:style-name="T70"> of the first set, and </text:span><text:span text:style-name="T70"><draw:frame draw:style-name="fr1" draw:name="Объект46" text:anchor-type="as-char" svg:width="1.785cm" svg:height="1.012cm" draw:z-index="45"><draw:object xlink:href="./Object 46" xlink:type="simple" xlink:show="embed" xlink:actuate="onLoad"/><draw:image xlink:href="./ObjectReplacements/Object 46" xlink:type="simple" xlink:show="embed" xlink:actuate="onLoad"/></draw:frame></text:span><text:span text:style-name="T70"> of the second. For calculating the distance between two basic feature sets we consider pairs of cells that are at the minimum distance from each other. For each cell from the first basic feature set we find the nearest cell from the second base set, and for each cell of the second basic set nearest cell from the first basic set is found. <text:s/>We consider obtained pairs of cells as endpoints to construct the required set on a plane. Then we get a point, that is divided the segment in a given ratio of </text:span><text:span text:style-name="T70"><draw:frame draw:style-name="fr1" draw:name="Объект47" text:anchor-type="as-char" svg:width="0.517cm" svg:height="0.997cm" draw:z-index="46"><draw:object xlink:href="./Object 47" xlink:type="simple" xlink:show="embed" xlink:actuate="onLoad"/><draw:image xlink:href="./ObjectReplacements/Object 47" xlink:type="simple" xlink:show="embed" xlink:actuate="onLoad"/></draw:frame></text:span><text:span text:style-name="T70"> from the first cell, if the first cell is referred to the first feature. Otherwise ratio is equal to </text:span><text:span text:style-name="T70"><draw:frame draw:style-name="fr1" draw:name="Объект48" text:anchor-type="as-char" svg:width="1.365cm" svg:height="1.012cm" draw:z-index="47"><draw:object xlink:href="./Object 48" xlink:type="simple" xlink:show="embed" xlink:actuate="onLoad"/><draw:image xlink:href="./ObjectReplacements/Object 48" xlink:type="simple" xlink:show="embed" xlink:actuate="onLoad"/></draw:frame></text:span><text:span text:style-name="T70">. The resulting points are interpreted as festures, while it have a non-integer coordinates. It is consisted of these points basic feature set, distance to which from two given sets is equal to required value.</text:span></text:p>
      <text:p text:style-name="P48"><text:bookmark text:name="result_box39"/><text:span text:style-name="T39"><text:tab/>C</text:span><text:span text:style-name="T69">enter of mass of a set of n basic feature sets is constructed by induction. One basic feature set is equal to its center of mass. Let the center of mass of the set of </text:span><text:span text:style-name="T72">k</text:span><text:span text:style-name="T69"> basic feature sets is already constructed. We add another basic feature set and calculate the distance </text:span><text:span text:style-name="T72">d</text:span><text:span text:style-name="T69"> between it and the center of mass. By above-described method we construct new center of mass so that the distance from it to old center of mass is equal to </text:span><text:span text:style-name="T69"><draw:frame draw:style-name="fr1" draw:name="Объект49" text:anchor-type="as-char" svg:width="1.095cm" svg:height="0.997cm" draw:z-index="48"><draw:object xlink:href="./Object 49" xlink:type="simple" xlink:show="embed" xlink:actuate="onLoad"/><draw:image xlink:href="./ObjectReplacements/Object 49" xlink:type="simple" xlink:show="embed" xlink:actuate="onLoad"/></draw:frame></text:span><text:span text:style-name="T69">, and the distance from new center mass to the added element is equal to </text:span><text:span text:style-name="T69"><draw:frame draw:style-name="fr1" draw:name="Объект50" text:anchor-type="as-char" svg:width="1.095cm" svg:height="0.997cm" draw:z-index="49"><draw:object xlink:href="./Object 50" xlink:type="simple" xlink:show="embed" xlink:actuate="onLoad"/><draw:image xlink:href="./ObjectReplacements/Object 50" xlink:type="simple" xlink:show="embed" xlink:actuate="onLoad"/></draw:frame></text:span><text:span text:style-name="T69">.</text:span></text:p>
      <text:p text:style-name="P36"><text:bookmark text:name="result_box40"/><text:span text:style-name="T30"><text:tab/></text:span><text:span text:style-name="T9">During t</text:span><text:span text:style-name="T75">he training we should edit not only the center of mass, but the maximum distance from the center of mass of the class to a feature sets for the gestures of a given class. It is necessary to correct the maximum distance so that the ball </text:span><text:span text:style-name="T75"><draw:frame draw:style-name="fr1" draw:name="Объект51" text:anchor-type="as-char" svg:width="2.284cm" svg:height="0.529cm" draw:z-index="50"><draw:object xlink:href="./Object 51" xlink:type="simple" xlink:show="embed" xlink:actuate="onLoad"/><draw:image xlink:href="./ObjectReplacements/Object 51" xlink:type="simple" xlink:show="embed" xlink:actuate="onLoad"/></draw:frame></text:span><text:span text:style-name="T75"> would belong to the ball </text:span><text:span text:style-name="T75"><draw:frame draw:style-name="fr1" draw:name="Объект52" text:anchor-type="as-char" svg:width="0.982cm" svg:height="0.529cm" draw:z-index="51"><draw:object xlink:href="./Object 52" xlink:type="simple" xlink:show="embed" xlink:actuate="onLoad"/><draw:image xlink:href="./ObjectReplacements/Object 52" xlink:type="simple" xlink:show="embed" xlink:actuate="onLoad"/></draw:frame></text:span><text:span text:style-name="T75"> with center </text:span><text:span text:style-name="T75"><draw:frame draw:style-name="fr1" draw:name="Объект53" text:anchor-type="as-char" svg:width="1.129cm" svg:height="0.529cm" draw:z-index="52"><draw:object xlink:href="./Object 53" xlink:type="simple" xlink:show="embed" xlink:actuate="onLoad"/><draw:image xlink:href="./ObjectReplacements/Object 53" xlink:type="simple" xlink:show="embed" xlink:actuate="onLoad"/></draw:frame></text:span><text:span text:style-name="T75"> and radius </text:span><text:span text:style-name="T75"><draw:frame draw:style-name="fr1" draw:name="Объект54" text:anchor-type="as-char" svg:width="1.034cm" svg:height="0.529cm" draw:z-index="53"><draw:object xlink:href="./Object 54" xlink:type="simple" xlink:show="embed" xlink:actuate="onLoad"/><draw:image xlink:href="./ObjectReplacements/Object 54" xlink:type="simple" xlink:show="embed" xlink:actuate="onLoad"/></draw:frame></text:span><text:span text:style-name="T75">. Added feature set should belong to the new ball. </text:span><text:span text:style-name="T76">Thus</text:span><text:span text:style-name="T29"> </text:span><text:span text:style-name="T6"><draw:frame draw:style-name="fr1" draw:name="Объект55" text:anchor-type="as-char" svg:width="2.265cm" svg:height="0.997cm" draw:z-index="54"><draw:object xlink:href="./Object 55" xlink:type="simple" xlink:show="embed" xlink:actuate="onLoad"/><draw:image xlink:href="./ObjectReplacements/Object 55" xlink:type="simple" xlink:show="embed" xlink:actuate="onLoad"/></draw:frame></text:span><text:span text:style-name="T17">. </text:span><text:span text:style-name="T13">Let </text:span><text:span text:style-name="T13"><draw:frame draw:style-name="fr1" draw:name="Объект56" text:anchor-type="as-char" svg:width="1.328cm" svg:height="0.529cm" draw:z-index="55"><draw:object xlink:href="./Object 56" xlink:type="simple" xlink:show="embed" xlink:actuate="onLoad"/><draw:image xlink:href="./ObjectReplacements/Object 56" xlink:type="simple" xlink:show="embed" xlink:actuate="onLoad"/></draw:frame></text:span><text:span text:style-name="T24"> ,</text:span><text:span text:style-name="T12"> </text:span><text:span text:style-name="T12"><draw:frame draw:style-name="fr1" draw:name="Объект57" text:anchor-type="as-char" svg:width="0.639cm" svg:height="0.529cm" draw:z-index="56"><draw:object xlink:href="./Object 57" xlink:type="simple" xlink:show="embed" xlink:actuate="onLoad"/><draw:image xlink:href="./ObjectReplacements/Object 57" xlink:type="simple" xlink:show="embed" xlink:actuate="onLoad"/></draw:frame></text:span><text:span text:style-name="T3"> </text:span><text:span text:style-name="T11">is</text:span><text:span text:style-name="T3"> </text:span><text:span text:style-name="T11">feature</text:span><text:span text:style-name="T12"> set. By triangle inequality</text:span></text:p>
      <text:p text:style-name="P36"><text:span text:style-name="T12"><text:tab/></text:span><text:span text:style-name="T64"> </text:span><text:span text:style-name="T64"><draw:frame draw:style-name="fr1" draw:name="Объект58" text:anchor-type="as-char" svg:width="5.816cm" svg:height="1.081cm" draw:z-index="57"><draw:object xlink:href="./Object 58" xlink:type="simple" xlink:show="embed" xlink:actuate="onLoad"/><draw:image xlink:href="./ObjectReplacements/Object 58" xlink:type="simple" xlink:show="embed" xlink:actuate="onLoad"/></draw:frame></text:span><text:span text:style-name="T67"> </text:span></text:p>
      <text:p text:style-name="P37"><text:span text:style-name="T13"><text:tab/>We recalculate maximum distance based on above inequalities</text:span><text:span text:style-name="T17"> <text:tab/><text:tab/><text:tab/></text:span></text:p>
      <text:p text:style-name="P37"><text:span text:style-name="T17"><text:tab/></text:span><text:span text:style-name="T87"><draw:frame draw:style-name="fr1" draw:name="Объект59" text:anchor-type="as-char" svg:width="5.56cm" svg:height="0.997cm" draw:z-index="58"><draw:object xlink:href="./Object 59" xlink:type="simple" xlink:show="embed" xlink:actuate="onLoad"/><draw:image xlink:href="./ObjectReplacements/Object 59" xlink:type="simple" xlink:show="embed" xlink:actuate="onLoad"/></draw:frame></text:span></text:p>
      <text:p text:style-name="P34"/>
      <text:p text:style-name="P18"/>
      <text:p text:style-name="P16">Эксперименты</text:p>
      <text:p text:style-name="P16"/>
      <text:p text:style-name="P13">УКАЗАТЬ РАЗМЕРЫ ГРИДА!!!</text:p>
      <text:p text:style-name="P21"><text:span text:style-name="T19">Для тестирования были выбраны объекты, использующиеся в диаграммах </text:span><text:span text:style-name="T17">QReal. Приведем графическое представление выбранных объектов </text:span><text:span text:style-name="T23">(сколько? Чего? Почему именно эти?)</text:span></text:p>
      <text:p text:style-name="P21"><text:span text:style-name="T20">Заметим, что процент распознанных жестов сильно отличается для разных </text:span><text:span text:style-name="T32">классов объектов. Распознаваемость зависит от того, насколько идеальный жест похож на другие идеальные жесты: чем сильнее похожи жесты, тем легче их перепутать. Вектор признаков, подсчитывающий количество ячеек в прямоугольнике, имеет невысокий процент распознавания, но хорошо распознает некоторые жесты, которые плохо распознаются алгоритмами, использующими другие вектора признаков. Поэтому было принято решение скомбинировать данный вектор признаков с вектором признаков, дающим наилучшую итоговую распознаваемость. Коэффициенты для линейной комбинации расстояний были подобраны эмпирически. Результаты распознавания жестов с помощью комбинации векторов признаков приведены в последней строке.</text:span></text:p>
      <text:p text:style-name="P19">Обучающая выборка состояла из 45 жестов, каждому из 9 объектов соответствовали 5 жестов пользователя.</text:p>
      <text:p text:style-name="P19">Заметим, что увеличение процента распознанных жестов зависит не только от обучающей выборки, но и от способа построения вектора признаков. К примеру, вектор признаков, подсчитывающий количество ячеек в полосе, после обучения показал улучшение распознаваемости на 40 %. В то время как вектор признаков, подсчитывающий количество ячеек в прямоугольнике, дал улучшение распознаваемости всего на 8 %. При последующей работе можно ввести двойное обучение — обучать вектора признаков вышеописанным способом, при этом рассматривая комбинацию не 2, а более векторов признаков. Как уже было сказано расстояние при этом вычисляется как линейная комбинация расстояний с неотрицательными коэффициентами.</text:p>
      <text:p text:style-name="P19">На данный момент лучшая распознаваемость после обучения составляет 90 % жестов пользователя для тестовой выборки из 1177 жестов. Это вполне удовлетворительный результат для распознавания жестов.</text:p>
      <text:p text:style-name="P16"/>
      <text:p text:style-name="P28">Conclusion</text:p>
      <text:p text:style-name="P12"/>
      <text:p text:style-name="P31"><text:bookmark text:name="result_box19"/><text:span text:style-name="T74"><text:tab/>Several algorithms of multistroke mouse gestures recognition have been tested. Necessary condition for all this algorithms is recognition independence <text:s/>of the number and sequence of gesture strokes and mouse movement direction.<text:line-break/></text:span><text:bookmark text:name="result_box20"/><text:span text:style-name="T74"><text:tab/>After testing of algorithms without training we concluded that recognition without training doesn't satisfy the user. Training algorithm k-mean has been applied for the feature vectors of fixed dimension and was extended to the feature set of <text:s/>non-fixed cardinality. However, the initial recognition threshold and speed of training allows developers ability to provide user the opportunity of training application online. System retraining after insignificant expansion of ideal gesture set is unnecessary. Initial detection threshold is the percentage of recognized without training gestures, the </text:span><text:soft-page-break/><text:span text:style-name="T74">speed of training is the ratio of recognized <text:s/>with training gestures number to recognized without training gestures number.</text:span> </text:p>
      <text:p text:style-name="P31"><text:tab/></text:p>
      <text:p text:style-name="P31">На данный момент лучшая распознаваемость после обучения составляет 90 % жестов пользователя для тестовой выборки из 1177 жестов после обучения на выборке из 45 жестов. Это вполне удовлетворительный результат для распознавания жестов.</text:p>
      <text:p text:style-name="P11"/>
      <text:p text:style-name="P28">References</text:p>
      <text:p text:style-name="P5"/>
      <text:p text:style-name="P6">1) Cesar F. Pimentel, Manuel J. da Fonseca, Joaquim A. Jorge, Experimental</text:p>
      <text:p text:style-name="P31">evaluation of a trainable scribble recognizer for calligraphic interface // Graphics</text:p>
      <text:p text:style-name="P31">recognition : algorithms and applications, editors: Dorothea Blostein, Young-Bin</text:p>
      <text:p text:style-name="P31">Kwon, Ontario, Canada, 2001, p. 81-85</text:p>
      <text:p text:style-name="P7"/>
      <text:p text:style-name="P6"><text:span text:style-name="T1">2</text:span>) Don Willems, Ralph Niels, Marcel van Gerven, Louis Vuurpijl, Iconic and</text:p>
      <text:p text:style-name="P6">multi-stroke gestures recognition // Radboud University Nijmegen, URL</text:p>
      <text:p text:style-name="P38">http://www.cs.ru.nl/~marcelge/papers/willems2009.pdf </text:p>
      <text:p text:style-name="P20"/>
      <text:p text:style-name="P3"><text:span text:style-name="T14">3)</text:span><text:span text:style-name="T33">Kanungo, T.; Mount, D. M.; Netanyahu, N. S.; Piatko, C. D.; Silverman, R.; Wu, A. Y. (2002). "An efficient k-means clustering algorithm: Analysis and implementation". IEEE Trans. Pattern Analysis and Machine Intelligence </text:span><text:span text:style-name="T34">24</text:span><text:span text:style-name="T33">: 881–892 </text:span></text:p>
      <text:p text:style-name="P1"/>
      <text:p text:style-name="P20"><text:span text:style-name="T1">4)</text:span> Kelly, S., Tolvanen, J.-P., Visual domain-specific modeling: benefits and experiences</text:p>
      <text:p text:style-name="P15">of using metaCASE tools, in: Bezivin, J., Ernst, J. (Eds.), Proceedings of International workshop on</text:p>
      <text:p text:style-name="P15">Model Engineering, ECOOP 2000</text:p>
      <text:p text:style-name="P15"/>
      <text:p text:style-name="P40"><text:span text:style-name="T35">5)Timofey Bryksin, Yuri Litvinov, Valentin Onossovski, Andrey N. Terekhov, <text:s/>Ubiq Mobile + QReal <text:s/>- a technology for development of distributed mobile </text:span><text:span text:style-name="T35">services </text:span><text:a xlink:type="simple" xlink:href="https://docs.google.com/document/d/1hnOk_v5B9zJe_BudXg9LZiTp07ScF1QQ0AISgXRREG0/edit"><text:span text:style-name="T41">https://docs.google.com/document/d/1hnOk_v5B9zJe_BudXg9LZiTp07ScF1QQ0AISgXRREG0/edit</text:span></text:a></text:p>
      <text:p text:style-name="P41"/>
      <text:p text:style-name="P40"><text:span text:style-name="T68">6)QReal metaCase technology overview</text:span><text:span text:style-name="T69"> </text:span><text:a xlink:type="simple" xlink:href="https://docs.google.com/document/d/1pw3H9QnzAqklO"><text:span text:style-name="T69">https://docs.google.com/document/d/1pw3H9QnzAqklO</text:span></text:a><text:a xlink:type="simple" xlink:href="https://docs.google.com/document/d/1pw3H9QnzAqklO43iYsy6r0JmwSILrgYQwYmYUzpuiU8/edit"><text:span text:style-name="T69">43iYsy6r0JmwSILrgYQwYmYUzpuiU8/edit</text:span></text:a></text:p>
      <text:p text:style-name="P39"><text:a xlink:type="simple" xlink:href="https://docs.google.com/document/d/1hnOk_v5B9zJe_BudXg9LZiTp07ScF1QQ0AISgXRREG0/edit"><text:span text:style-name="T73"/></text:a></text:p>
      <text:p text:style-name="P4"><text:span text:style-name="T1">7)</text:span>Xuejiang Cheng, Self-adjusting digital filter for smoothing computer</text:p>
      <text:p text:style-name="P7">mousemovement // Freepatentsonline. URL</text:p>
      <text:p text:style-name="P46">http://www.freepatentsonline.com/5661502.pdf </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9T14:05:38.99</meta:creation-date>
    <meta:editing-duration>PT8H50M59S</meta:editing-duration>
    <meta:editing-cycles>75</meta:editing-cycles>
    <meta:generator>LibreOffice/3.3$Win32 LibreOffice_project/330m19$Build-202</meta:generator>
    <dc:date>2012-03-30T23:06:27.65</dc:date>
    <meta:document-statistic meta:table-count="0" meta:image-count="0" meta:object-count="59" meta:page-count="7" meta:paragraph-count="122" meta:word-count="5481" meta:character-count="33426"/>
  </office:meta>
</office:document-meta>
</file>

<file path=Object 1/content.xml><?xml version="1.0" encoding="utf-8"?>
<math xmlns="http://www.w3.org/1998/Math/MathML">
  <semantics>
    <mrow>
      <mi>F</mi>
      <mi mathvariant="normal">:</mi>
      <mrow>
        <mrow>
          <mi>M</mi>
          <mo stretchy="false">×</mo>
          <mi>M</mi>
        </mrow>
        <mo stretchy="false">→</mo>
        <mo stretchy="false">ℝ</mo>
      </mrow>
    </mrow>
    <annotation encoding="StarMath 5.0">F: M times M toward setR</annotation>
  </semantics>
</math>
</file>

<file path=Object 10/content.xml><?xml version="1.0" encoding="utf-8"?>
<math xmlns="http://www.w3.org/1998/Math/MathML">
  <semantics>
    <mtable>
      <mtr>
        <mtd>
          <mrow>
            <mi>F</mi>
            <mrow>
              <mrow>
                <mo stretchy="false">(</mo>
                <mrow>
                  <mi>B</mi>
                  <mi>,</mi>
                  <mi>A</mi>
                </mrow>
                <mo stretchy="false">)</mo>
              </mrow>
              <mo stretchy="false">=</mo>
              <mfenced open="∣" close="∣"/>
            </mrow>
            <mi>M</mi>
            <mrow>
              <mrow>
                <mo stretchy="false">(</mo>
                <mi>B</mi>
                <mo stretchy="false">)</mo>
              </mrow>
              <mo stretchy="false">−</mo>
              <mi>M</mi>
            </mrow>
            <mrow>
              <mo stretchy="false">(</mo>
              <mi>A</mi>
              <mo stretchy="false">)</mo>
            </mrow>
            <mrow>
              <mfenced open="∣" close="∣"/>
              <mo stretchy="false">=</mo>
            </mrow>
          </mrow>
        </mtd>
      </mtr>
      <mtr>
        <mtd>
          <mrow>
            <mrow>
              <mo stretchy="false">=</mo>
              <mrow>
                <mfenced open="∣" close="∣">
                  <mrow>
                    <mo stretchy="false">−</mo>
                    <mn>1</mn>
                  </mrow>
                </mfenced>
                <mo stretchy="false">⋅</mo>
                <mfenced open="∣" close="∣"/>
              </mrow>
            </mrow>
            <mi>M</mi>
            <mrow>
              <mrow>
                <mo stretchy="false">(</mo>
                <mi>A</mi>
                <mo stretchy="false">)</mo>
              </mrow>
              <mo stretchy="false">−</mo>
              <mi>M</mi>
            </mrow>
            <mrow>
              <mo stretchy="false">(</mo>
              <mi>B</mi>
              <mo stretchy="false">)</mo>
            </mrow>
            <mrow>
              <mfenced open="∣" close="∣"/>
              <mo stretchy="false">=</mo>
              <mi>F</mi>
            </mrow>
            <mrow>
              <mo stretchy="false">(</mo>
              <mrow>
                <mi>A</mi>
                <mi>,</mi>
                <mi>B</mi>
              </mrow>
              <mo stretchy="false">)</mo>
            </mrow>
          </mrow>
        </mtd>
      </mtr>
    </mtable>
    <annotation encoding="StarMath 5.0">F(B,A) = abs{}  M(B) - M(A) abs{} = {}newline {} = abs -1 cdot abs{} M(A) - M(B) abs{} = F(A, B)</annotation>
  </semantics>
</math>
</file>

<file path=Object 11/content.xml><?xml version="1.0" encoding="utf-8"?>
<math xmlns="http://www.w3.org/1998/Math/MathML">
  <semantics>
    <mrow>
      <mi>l</mi>
      <mo stretchy="false">∞</mo>
    </mrow>
    <annotation encoding="StarMath 5.0">l infinity</annotation>
  </semantics>
</math>
</file>

<file path=Object 12/content.xml><?xml version="1.0" encoding="utf-8"?>
<math xmlns="http://www.w3.org/1998/Math/MathML">
  <semantics>
    <mrow>
      <mi>l</mi>
      <mo stretchy="false">∞</mo>
    </mrow>
    <annotation encoding="StarMath 5.0">l infinity</annotation>
  </semantics>
</math>
</file>

<file path=Object 13/content.xml><?xml version="1.0" encoding="utf-8"?>
<math xmlns="http://www.w3.org/1998/Math/MathML">
  <semantics>
    <mrow>
      <mi>l</mi>
      <mo stretchy="false">∞</mo>
    </mrow>
    <annotation encoding="StarMath 5.0">l infinity</annotation>
  </semantics>
</math>
</file>

<file path=Object 14/content.xml><?xml version="1.0" encoding="utf-8"?>
<math xmlns="http://www.w3.org/1998/Math/MathML">
  <semantics>
    <mtable>
      <mtr>
        <mtd>
          <mrow>
            <mi mathvariant="italic">dist</mi>
            <mrow>
              <mrow>
                <mo stretchy="false">(</mo>
                <mrow>
                  <mi mathvariant="italic">M1</mi>
                  <mi>,</mi>
                  <mi mathvariant="italic">M2</mi>
                </mrow>
                <mo stretchy="false">)</mo>
              </mrow>
              <mo stretchy="false">=</mo>
            </mrow>
          </mrow>
        </mtd>
      </mtr>
      <mtr>
        <mtd>
          <mrow>
            <mrow>
              <mo stretchy="false">=</mo>
              <mi>max</mi>
            </mrow>
            <mrow>
              <mrow>
                <mo stretchy="false">(</mo>
                <mfenced open="∣" close="∣">
                  <mrow>
                    <msub>
                      <mi mathvariant="italic">M1</mi>
                      <mrow>
                        <mi>i</mi>
                        <mi>,</mi>
                        <mi>j</mi>
                      </mrow>
                    </msub>
                    <mi>–</mi>
                    <msub>
                      <mi mathvariant="italic">M2</mi>
                      <mrow>
                        <mi>i</mi>
                        <mi>,</mi>
                        <mi>j</mi>
                      </mrow>
                    </msub>
                  </mrow>
                </mfenced>
                <mo stretchy="false">)</mo>
              </mrow>
              <mo stretchy="false">≥</mo>
            </mrow>
          </mrow>
        </mtd>
      </mtr>
      <mtr>
        <mtd>
          <mrow>
            <mrow>
              <mo stretchy="false">≥</mo>
              <msub>
                <mi>max</mi>
                <mrow>
                  <mi mathvariant="italic">M1</mi>
                  <mrow>
                    <mrow>
                      <mo stretchy="false">[</mo>
                      <mrow>
                        <mi>i</mi>
                        <mi>,</mi>
                        <mi>j</mi>
                      </mrow>
                      <mo stretchy="false">]</mo>
                    </mrow>
                    <mo stretchy="false">=</mo>
                    <mrow>
                      <mn>0</mn>
                      <mo stretchy="false">∨</mo>
                      <mi mathvariant="italic">M2</mi>
                    </mrow>
                  </mrow>
                  <mrow>
                    <mrow>
                      <mo stretchy="false">[</mo>
                      <mrow>
                        <mi>i</mi>
                        <mi>,</mi>
                        <mi>j</mi>
                      </mrow>
                      <mo stretchy="false">]</mo>
                    </mrow>
                    <mo stretchy="false">=</mo>
                    <mn>0</mn>
                  </mrow>
                </mrow>
              </msub>
            </mrow>
            <mrow>
              <mfenced open="∣" close="∣">
                <mrow>
                  <msub>
                    <mi mathvariant="italic">M1</mi>
                    <mrow>
                      <mi>i</mi>
                      <mi>,</mi>
                      <mi>j</mi>
                    </mrow>
                  </msub>
                  <mi>–</mi>
                  <msub>
                    <mi mathvariant="italic">M2</mi>
                    <mrow>
                      <mi>i</mi>
                      <mi>,</mi>
                      <mi>j</mi>
                    </mrow>
                  </msub>
                </mrow>
              </mfenced>
              <mo stretchy="false">=</mo>
            </mrow>
          </mrow>
        </mtd>
      </mtr>
      <mtr>
        <mtd>
          <mrow>
            <mo stretchy="false">=</mo>
            <msub>
              <mi>D</mi>
              <mi>H</mi>
            </msub>
          </mrow>
        </mtd>
      </mtr>
    </mtable>
    <annotation encoding="StarMath 5.0">dist(M1, M2) ={} newline {} = func max ( abs{M1_{i, j} – M2_{i, j}}  ) &gt;= {}newline {} &gt;= func max_{M1[i, j] = 0 | M2[i, j] = 0} abs{M1_{i, j} – M2_{i, j}} = {}newline {} = D_H</annotation>
  </semantics>
</math>
</file>

<file path=Object 15/content.xml><?xml version="1.0" encoding="utf-8"?>
<math xmlns="http://www.w3.org/1998/Math/MathML">
  <semantics>
    <msub>
      <mi>D</mi>
      <mi>H</mi>
    </msub>
    <annotation encoding="StarMath 5.0">D_H</annotation>
  </semantics>
</math>
</file>

<file path=Object 16/content.xml><?xml version="1.0" encoding="utf-8"?>
<math xmlns="http://www.w3.org/1998/Math/MathML">
  <semantics>
    <mrow>
      <mi mathvariant="italic">dist</mi>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ist(M1, M2) &gt;= D_H(M1, M2)</annotation>
  </semantics>
</math>
</file>

<file path=Object 17/content.xml><?xml version="1.0" encoding="utf-8"?>
<math xmlns="http://www.w3.org/1998/Math/MathML">
  <semantics>
    <mrow>
      <mi mathvariant="italic">dist</mi>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ist(M1, M2) &lt;= D_h(M1, M2)</annotation>
  </semantics>
</math>
</file>

<file path=Object 18/content.xml><?xml version="1.0" encoding="utf-8"?>
<math xmlns="http://www.w3.org/1998/Math/MathML">
  <semantics>
    <mrow>
      <mrow>
        <msub>
          <mi mathvariant="italic">M1</mi>
          <mrow>
            <mi>i</mi>
            <mi>,</mi>
            <mi>j</mi>
          </mrow>
        </msub>
        <mo stretchy="false">=</mo>
        <mi mathvariant="italic">min</mi>
      </mrow>
      <mrow>
        <mo stretchy="false">{</mo>
        <mrow>
          <mi>r</mi>
          <mrow>
            <mo stretchy="false">(</mo>
            <mrow>
              <mi>O</mi>
              <mi>,</mi>
              <mi>a</mi>
            </mrow>
            <mo stretchy="false">)</mo>
          </mrow>
          <mi mathvariant="normal">|</mi>
          <mrow>
            <mi>a</mi>
            <mo stretchy="false">∈</mo>
            <mi mathvariant="italic">FS1</mi>
          </mrow>
        </mrow>
        <mo stretchy="false">}</mo>
      </mrow>
    </mrow>
    <annotation encoding="StarMath 5.0">M1_{i, j} = min lbrace r (O, a) func | a in FS1 rbrace</annotation>
  </semantics>
</math>
</file>

<file path=Object 19/content.xml><?xml version="1.0" encoding="utf-8"?>
<math xmlns="http://www.w3.org/1998/Math/MathML">
  <semantics>
    <mrow>
      <mrow>
        <msub>
          <mi mathvariant="italic">M2</mi>
          <mrow>
            <mi>i</mi>
            <mi>,</mi>
            <mi>j</mi>
          </mrow>
        </msub>
        <mo stretchy="false">=</mo>
        <mi mathvariant="italic">min</mi>
      </mrow>
      <mrow>
        <mo stretchy="false">{</mo>
        <mrow>
          <mi>r</mi>
          <mrow>
            <mo stretchy="false">(</mo>
            <mrow>
              <mi>O</mi>
              <mi>,</mi>
              <mi>a</mi>
            </mrow>
            <mo stretchy="false">)</mo>
          </mrow>
          <mi mathvariant="normal">|</mi>
          <mrow>
            <mi>a</mi>
            <mo stretchy="false">∈</mo>
            <mi mathvariant="italic">FS2</mi>
          </mrow>
        </mrow>
        <mo stretchy="false">}</mo>
      </mrow>
    </mrow>
    <annotation encoding="StarMath 5.0">M2_{i, j} = min lbrace r (O, a) func | a in FS2 rbrace</annotation>
  </semantics>
</math>
</file>

<file path=Object 2/content.xml><?xml version="1.0" encoding="utf-8"?>
<math xmlns="http://www.w3.org/1998/Math/MathML">
  <semantics>
    <mtable>
      <mtr>
        <mtd>
          <mrow>
            <msub>
              <mi>d</mi>
              <mi>H</mi>
            </msub>
            <mrow>
              <mrow>
                <mo stretchy="false">(</mo>
                <mrow>
                  <mi>A</mi>
                  <mi>,</mi>
                  <mi>B</mi>
                </mrow>
                <mo stretchy="false">)</mo>
              </mrow>
              <mo stretchy="false">=</mo>
              <mi>max</mi>
            </mrow>
            <mrow>
              <mo stretchy="false">{</mo>
              <mrow>
                <mi>X</mi>
                <mi>,</mi>
                <mi>Y</mi>
              </mrow>
              <mo stretchy="false">}</mo>
            </mrow>
          </mrow>
        </mtd>
      </mtr>
      <mtr>
        <mtd>
          <mrow>
            <mrow>
              <mi>X</mi>
              <mo stretchy="false">=</mo>
              <msub>
                <mi>max</mi>
                <mrow>
                  <mi>a</mi>
                  <mo stretchy="false">∈</mo>
                  <mi>A</mi>
                </mrow>
              </msub>
            </mrow>
            <msub>
              <mi>min</mi>
              <mrow>
                <mi>b</mi>
                <mo stretchy="false">∈</mo>
                <mi>B</mi>
              </mrow>
            </msub>
            <mi>r</mi>
            <mrow>
              <mo stretchy="false">(</mo>
              <mrow>
                <mi>a</mi>
                <mi>,</mi>
                <mi>b</mi>
              </mrow>
              <mo stretchy="false">)</mo>
            </mrow>
          </mrow>
        </mtd>
      </mtr>
      <mtr>
        <mtd>
          <mrow>
            <mrow>
              <mi>Y</mi>
              <mo stretchy="false">=</mo>
              <msub>
                <mi>max</mi>
                <mrow>
                  <mi>b</mi>
                  <mo stretchy="false">∈</mo>
                  <mi>B</mi>
                </mrow>
              </msub>
            </mrow>
            <msub>
              <mi>min</mi>
              <mrow>
                <mi>a</mi>
                <mo stretchy="false">∈</mo>
                <mi>A</mi>
              </mrow>
            </msub>
            <mi>r</mi>
            <mrow>
              <mo stretchy="false">(</mo>
              <mrow>
                <mi>a</mi>
                <mi>,</mi>
                <mi>b</mi>
              </mrow>
              <mo stretchy="false">)</mo>
            </mrow>
          </mrow>
        </mtd>
      </mtr>
    </mtable>
    <annotation encoding="StarMath 5.0">d_H(A, B) =  func max lbrace X, Y rbrace newline X = func max_{a in A} func min_{b in B}  r(a, b) newline Y = func max_{b in B} func min_{a in A}  r(a, b)
</annotation>
  </semantics>
</math>
</file>

<file path=Object 20/content.xml><?xml version="1.0" encoding="utf-8"?>
<math xmlns="http://www.w3.org/1998/Math/MathML">
  <semantics>
    <mrow>
      <mi>r</mi>
      <mrow>
        <mrow>
          <mrow>
            <mo stretchy="false">(</mo>
            <mrow>
              <mi>O</mi>
              <mi>,</mi>
              <mi mathvariant="italic">A2</mi>
            </mrow>
            <mo stretchy="false">)</mo>
          </mrow>
          <mo stretchy="false">=</mo>
          <mi>b</mi>
        </mrow>
        <mo stretchy="false">≤</mo>
        <mi>r</mi>
      </mrow>
      <mrow>
        <mrow>
          <mo stretchy="false">(</mo>
          <mrow>
            <mi>O</mi>
            <mi>,</mi>
            <mi mathvariant="italic">A1</mi>
          </mrow>
          <mo stretchy="false">)</mo>
        </mrow>
        <mo stretchy="false">=</mo>
        <mi>c</mi>
      </mrow>
    </mrow>
    <annotation encoding="StarMath 5.0">r (O, A2) = b &lt;= r (O, A1) = c</annotation>
  </semantics>
</math>
</file>

<file path=Object 21/content.xml><?xml version="1.0" encoding="utf-8"?>
<math xmlns="http://www.w3.org/1998/Math/MathML">
  <semantics>
    <mrow>
      <mi>r</mi>
      <mrow>
        <mrow>
          <mo stretchy="false">(</mo>
          <mrow>
            <mi>O</mi>
            <mi>,</mi>
            <mi mathvariant="italic">A2</mi>
          </mrow>
          <mo stretchy="false">)</mo>
        </mrow>
        <mo stretchy="false">≥</mo>
        <mi>r</mi>
      </mrow>
      <mrow>
        <mo stretchy="false">(</mo>
        <mrow>
          <mi>O</mi>
          <mi>,</mi>
          <mi mathvariant="italic">A1</mi>
        </mrow>
        <mo stretchy="false">)</mo>
      </mrow>
    </mrow>
    <annotation encoding="StarMath 5.0">r(O, A2) &gt;= r(O, A1)</annotation>
  </semantics>
</math>
</file>

<file path=Object 22/content.xml><?xml version="1.0" encoding="utf-8"?>
<math xmlns="http://www.w3.org/1998/Math/MathML">
  <semantics>
    <mrow>
      <mi>r</mi>
      <mrow>
        <mrow>
          <mo stretchy="false">(</mo>
          <mrow>
            <mi mathvariant="italic">K1</mi>
            <mi>,</mi>
            <mi mathvariant="italic">A2</mi>
          </mrow>
          <mo stretchy="false">)</mo>
        </mrow>
        <mo stretchy="false">&lt;</mo>
        <mi>c</mi>
      </mrow>
      <mi>–</mi>
      <mi>b</mi>
    </mrow>
    <annotation encoding="StarMath 5.0">r (K1, A2) &lt; c – b</annotation>
  </semantics>
</math>
</file>

<file path=Object 23/content.xml><?xml version="1.0" encoding="utf-8"?>
<math xmlns="http://www.w3.org/1998/Math/MathML">
  <semantics>
    <mtable>
      <mtr>
        <mtd>
          <mrow>
            <mi>r</mi>
            <mrow>
              <mrow>
                <mo stretchy="false">(</mo>
                <mrow>
                  <mi mathvariant="italic">K1</mi>
                  <mi>,</mi>
                  <mi>O</mi>
                </mrow>
                <mo stretchy="false">)</mo>
              </mrow>
              <mo stretchy="false">≤</mo>
              <mi>r</mi>
            </mrow>
            <mrow>
              <mrow>
                <mo stretchy="false">(</mo>
                <mrow>
                  <mi>O</mi>
                  <mi>,</mi>
                  <mi mathvariant="italic">A2</mi>
                </mrow>
                <mo stretchy="false">)</mo>
              </mrow>
              <mo stretchy="false">+</mo>
              <mi>r</mi>
            </mrow>
            <mrow>
              <mrow>
                <mo stretchy="false">(</mo>
                <mrow>
                  <mi mathvariant="italic">A2</mi>
                  <mi>,</mi>
                  <mi mathvariant="italic">K1</mi>
                </mrow>
                <mo stretchy="false">)</mo>
              </mrow>
              <mo stretchy="false">&lt;</mo>
            </mrow>
          </mrow>
        </mtd>
      </mtr>
      <mtr>
        <mtd>
          <mrow>
            <mrow>
              <mo stretchy="false">&lt;</mo>
              <mrow>
                <mi>b</mi>
                <mo stretchy="false">+</mo>
                <mrow>
                  <mo stretchy="false">(</mo>
                  <mrow>
                    <mi>c</mi>
                    <mo stretchy="false">−</mo>
                    <mi>b</mi>
                  </mrow>
                  <mo stretchy="false">)</mo>
                </mrow>
              </mrow>
            </mrow>
            <mo stretchy="false">=</mo>
            <mi>c</mi>
          </mrow>
        </mtd>
      </mtr>
    </mtable>
    <annotation encoding="StarMath 5.0">r (K1, O) &lt;= r (O, A2) + r (A2, K1 )&lt;{}newline{} &lt;b + (c - b) = c</annotation>
  </semantics>
</math>
</file>

<file path=Object 24/content.xml><?xml version="1.0" encoding="utf-8"?>
<math xmlns="http://www.w3.org/1998/Math/MathML">
  <semantics>
    <mrow>
      <mi>r</mi>
      <mrow>
        <mrow>
          <mo stretchy="false">(</mo>
          <mrow>
            <mi mathvariant="italic">A2</mi>
            <mi>,</mi>
            <mi>A</mi>
          </mrow>
          <mo stretchy="false">)</mo>
        </mrow>
        <mo stretchy="false">≥</mo>
        <mrow>
          <mi>c</mi>
          <mo stretchy="false">−</mo>
          <mi>b</mi>
        </mrow>
      </mrow>
    </mrow>
    <annotation encoding="StarMath 5.0">r (A2, A)&gt;= c - b</annotation>
  </semantics>
</math>
</file>

<file path=Object 25/content.xml><?xml version="1.0" encoding="utf-8"?>
<math xmlns="http://www.w3.org/1998/Math/MathML">
  <semantics>
    <mrow>
      <mi>r</mi>
      <mo stretchy="false">≤</mo>
      <msub>
        <mi>D</mi>
        <mi>H</mi>
      </msub>
    </mrow>
    <annotation encoding="StarMath 5.0">r &lt;= D_H</annotation>
  </semantics>
</math>
</file>

<file path=Object 26/content.xml><?xml version="1.0" encoding="utf-8"?>
<math xmlns="http://www.w3.org/1998/Math/MathML">
  <semantics>
    <mrow>
      <msub>
        <mi>D</mi>
        <mi>H</mi>
      </msub>
      <mo stretchy="false">≥</mo>
      <mfenced open="∣" close="∣">
        <mrow>
          <msub>
            <mi mathvariant="italic">M1</mi>
            <mrow>
              <mi>i</mi>
              <mi>,</mi>
              <mi>j</mi>
            </mrow>
          </msub>
          <mo stretchy="false">−</mo>
          <msub>
            <mi mathvariant="italic">M2</mi>
            <mrow>
              <mi>i</mi>
              <mi>,</mi>
              <mi>j</mi>
            </mrow>
          </msub>
        </mrow>
      </mfenced>
    </mrow>
    <annotation encoding="StarMath 5.0">D_H &gt;= abs{ M1_{i, j}- M2_{i, j}}</annotation>
  </semantics>
</math>
</file>

<file path=Object 27/content.xml><?xml version="1.0" encoding="utf-8"?>
<math xmlns="http://www.w3.org/1998/Math/MathML">
  <semantics>
    <mrow>
      <mrow>
        <msub>
          <mi>D</mi>
          <mi>h</mi>
        </msub>
        <mo stretchy="false">≥</mo>
        <mi>max</mi>
      </mrow>
      <mfenced open="∣" close="∣">
        <mrow>
          <msub>
            <mi mathvariant="italic">M1</mi>
            <mrow>
              <mi>i</mi>
              <mi>,</mi>
              <mi>j</mi>
            </mrow>
          </msub>
          <mo stretchy="false">−</mo>
          <msub>
            <mi mathvariant="italic">M2</mi>
            <mrow>
              <mi>i</mi>
              <mi>,</mi>
              <mi>j</mi>
            </mrow>
          </msub>
        </mrow>
      </mfenced>
    </mrow>
    <annotation encoding="StarMath 5.0">D_h &gt;= func max abs{ M1_{i, j}-M2_{i,j}}</annotation>
  </semantics>
</math>
</file>

<file path=Object 28/content.xml><?xml version="1.0" encoding="utf-8"?>
<math xmlns="http://www.w3.org/1998/Math/MathML">
  <semantics>
    <mrow>
      <msub>
        <mi>D</mi>
        <mi>H</mi>
      </msub>
      <mrow>
        <mrow>
          <mo stretchy="false">(</mo>
          <mrow>
            <mi mathvariant="italic">M1</mi>
            <mi>,</mi>
            <mi mathvariant="italic">M2</mi>
          </mrow>
          <mo stretchy="false">)</mo>
        </mrow>
        <mo stretchy="false">≥</mo>
        <mi mathvariant="italic">dist</mi>
      </mrow>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_H (M1, M2)&gt;= dist (M1, M2)&gt;= D_H (M1, M2)</annotation>
  </semantics>
</math>
</file>

<file path=Object 29/content.xml><?xml version="1.0" encoding="utf-8"?>
<math xmlns="http://www.w3.org/1998/Math/MathML">
  <semantics>
    <mrow>
      <mi>m</mi>
      <mo stretchy="false">×</mo>
      <mi>n</mi>
    </mrow>
    <annotation encoding="StarMath 5.0">m times n</annotation>
  </semantics>
</math>
</file>

<file path=Object 3/content.xml><?xml version="1.0" encoding="utf-8"?>
<math xmlns="http://www.w3.org/1998/Math/MathML">
  <semantics>
    <msup>
      <mi>R</mi>
      <mrow>
        <mi>w</mi>
        <mo stretchy="false">⋅</mo>
        <mi>h</mi>
      </mrow>
    </msup>
    <annotation encoding="StarMath 5.0">R ^ {w cdot h}</annotation>
  </semantics>
</math>
</file>

<file path=Object 30/content.xml><?xml version="1.0" encoding="utf-8"?>
<math xmlns="http://www.w3.org/1998/Math/MathML">
  <semantics>
    <mrow>
      <mrow>
        <mo stretchy="false">[</mo>
        <mrow>
          <mn>0,</mn>
          <mi>i</mi>
        </mrow>
        <mo stretchy="false">]</mo>
      </mrow>
      <mo stretchy="false">×</mo>
      <mrow>
        <mo stretchy="false">[</mo>
        <mrow>
          <mn>0,</mn>
          <mi>j</mi>
        </mrow>
        <mo stretchy="false">]</mo>
      </mrow>
    </mrow>
    <annotation encoding="StarMath 5.0">[0, i] times [0, j]</annotation>
  </semantics>
</math>
</file>

<file path=Object 31/content.xml><?xml version="1.0" encoding="utf-8"?>
<math xmlns="http://www.w3.org/1998/Math/MathML">
  <semantics>
    <msup>
      <mi>R</mi>
      <mrow>
        <mi>w</mi>
        <mo stretchy="false">⋅</mo>
        <mi>h</mi>
      </mrow>
    </msup>
    <annotation encoding="StarMath 5.0">R ^ {w cdot h}</annotation>
  </semantics>
</math>
</file>

<file path=Object 32/content.xml><?xml version="1.0" encoding="utf-8"?>
<math xmlns="http://www.w3.org/1998/Math/MathML">
  <semantics>
    <mrow>
      <mi>e</mi>
      <mrow>
        <mrow>
          <mo stretchy="false">[</mo>
          <mrow>
            <mi>i</mi>
            <mi>,</mi>
            <mi>j</mi>
          </mrow>
          <mo stretchy="false">]</mo>
        </mrow>
        <mo stretchy="false">=</mo>
        <mrow>
          <mrow>
            <mrow>
              <msub>
                <mi>J</mi>
                <mrow>
                  <mi>i</mi>
                  <mi>,</mi>
                  <mi>j</mi>
                </mrow>
              </msub>
              <mo stretchy="false">+</mo>
              <msub>
                <mi>J</mi>
                <mrow>
                  <mrow>
                    <mi>i</mi>
                    <mo stretchy="false">−</mo>
                    <mn>1,</mn>
                  </mrow>
                  <mrow>
                    <mi>j</mi>
                    <mo stretchy="false">−</mo>
                    <mn>1</mn>
                  </mrow>
                </mrow>
              </msub>
            </mrow>
            <mo stretchy="false">−</mo>
            <msub>
              <mi>J</mi>
              <mrow>
                <mi>i</mi>
                <mi>,</mi>
                <mrow>
                  <mi>j</mi>
                  <mo stretchy="false">−</mo>
                  <mn>1</mn>
                </mrow>
              </mrow>
            </msub>
          </mrow>
          <mo stretchy="false">−</mo>
          <msub>
            <mi>J</mi>
            <mrow>
              <mrow>
                <mi>i</mi>
                <mo stretchy="false">−</mo>
                <mn>1,</mn>
              </mrow>
              <mi>j</mi>
            </mrow>
          </msub>
        </mrow>
      </mrow>
    </mrow>
    <annotation encoding="StarMath 5.0">e [i, j] = J_{i, j} + J_{i-1, j-1}-J_{i, j-1}-J_{i-1, j}</annotation>
  </semantics>
</math>
</file>

<file path=Object 33/content.xml><?xml version="1.0" encoding="utf-8"?>
<math xmlns="http://www.w3.org/1998/Math/MathML">
  <semantics>
    <mrow>
      <mi>w</mi>
      <mo stretchy="false">×</mo>
      <mi>h</mi>
    </mrow>
    <annotation encoding="StarMath 5.0">w times h</annotation>
  </semantics>
</math>
</file>

<file path=Object 34/content.xml><?xml version="1.0" encoding="utf-8"?>
<math xmlns="http://www.w3.org/1998/Math/MathML">
  <semantics>
    <mrow>
      <mrow>
        <mo stretchy="false">(</mo>
        <mrow>
          <mi>i</mi>
          <mo stretchy="false">−</mo>
          <mn>1</mn>
        </mrow>
        <mo stretchy="false">)</mo>
      </mrow>
      <mo stretchy="false">×</mo>
      <mi>w</mi>
    </mrow>
    <annotation encoding="StarMath 5.0">(i-1) times w</annotation>
  </semantics>
</math>
</file>

<file path=Object 35/content.xml><?xml version="1.0" encoding="utf-8"?>
<math xmlns="http://www.w3.org/1998/Math/MathML">
  <semantics>
    <mrow>
      <msub>
        <mi>J</mi>
        <mrow>
          <mi>i</mi>
          <mi>,</mi>
          <mi>j</mi>
        </mrow>
      </msub>
      <mo stretchy="false">=</mo>
      <mrow>
        <mi>k</mi>
        <mo stretchy="false">+</mo>
        <mi>d</mi>
      </mrow>
    </mrow>
    <annotation encoding="StarMath 5.0">J_{i, j} = k + d</annotation>
  </semantics>
</math>
</file>

<file path=Object 36/content.xml><?xml version="1.0" encoding="utf-8"?>
<math xmlns="http://www.w3.org/1998/Math/MathML">
  <semantics>
    <msub>
      <mi>M</mi>
      <mi>n</mi>
    </msub>
    <annotation encoding="StarMath 5.0">M_n</annotation>
  </semantics>
</math>
</file>

<file path=Object 37/content.xml><?xml version="1.0" encoding="utf-8"?>
<math xmlns="http://www.w3.org/1998/Math/MathML">
  <semantics>
    <mrow>
      <mrow>
        <mi>d</mi>
        <mo stretchy="false">=</mo>
        <mi mathvariant="italic">dist</mi>
      </mrow>
      <mi></mi>
      <msub>
        <mi>M</mi>
        <mi>n</mi>
      </msub>
      <mi>,</mi>
      <mi>k</mi>
      <mi></mi>
    </mrow>
    <annotation encoding="StarMath 5.0">d = dist  M_n, k </annotation>
  </semantics>
</math>
</file>

<file path=Object 38/content.xml><?xml version="1.0" encoding="utf-8"?>
<math xmlns="http://www.w3.org/1998/Math/MathML">
  <semantics>
    <msub>
      <mi>M</mi>
      <mrow>
        <mi>n</mi>
        <mo stretchy="false">+</mo>
        <mn>1</mn>
      </mrow>
    </msub>
    <annotation encoding="StarMath 5.0">M_{n + 1}</annotation>
  </semantics>
</math>
</file>

<file path=Object 39/content.xml><?xml version="1.0" encoding="utf-8"?>
<math xmlns="http://www.w3.org/1998/Math/MathML">
  <semantics>
    <mrow>
      <mi mathvariant="italic">dist</mi>
      <mrow>
        <mrow>
          <mrow>
            <mo stretchy="false">(</mo>
            <mrow>
              <msub>
                <mi>M</mi>
                <mrow>
                  <mi>n</mi>
                  <mo stretchy="false">+</mo>
                  <mn>1</mn>
                </mrow>
              </msub>
              <mi>,</mi>
              <msub>
                <mi>M</mi>
                <mi>n</mi>
              </msub>
            </mrow>
            <mo stretchy="false">)</mo>
          </mrow>
          <mo stretchy="false">=</mo>
          <mfrac>
            <mi>d</mi>
            <mrow>
              <mi>n</mi>
              <mo stretchy="false">+</mo>
              <mn>1</mn>
            </mrow>
          </mfrac>
        </mrow>
        <mo stretchy="false">=</mo>
        <msub>
          <mi mathvariant="italic">d0</mi>
          <mi>M</mi>
        </msub>
      </mrow>
    </mrow>
    <annotation encoding="StarMath 5.0">dist(M_{n +1},M_n) = d over {n +1} = d0_M</annotation>
  </semantics>
</math>
</file>

<file path=Object 4/content.xml><?xml version="1.0" encoding="utf-8"?>
<math xmlns="http://www.w3.org/1998/Math/MathML">
  <semantics>
    <mrow>
      <mi>w</mi>
      <mo stretchy="false">×</mo>
      <mi>h</mi>
    </mrow>
    <annotation encoding="StarMath 5.0">w times h</annotation>
  </semantics>
</math>
</file>

<file path=Object 40/content.xml><?xml version="1.0" encoding="utf-8"?>
<math xmlns="http://www.w3.org/1998/Math/MathML">
  <semantics>
    <mrow>
      <mi mathvariant="italic">dist</mi>
      <mrow>
        <mrow>
          <mrow>
            <mo stretchy="false">(</mo>
            <mrow>
              <mi>k</mi>
              <mi>,</mi>
              <msub>
                <mi>M</mi>
                <mi>n</mi>
              </msub>
            </mrow>
            <mo stretchy="false">)</mo>
          </mrow>
          <mo stretchy="false">=</mo>
          <mfrac>
            <mrow>
              <mi>d</mi>
              <mo stretchy="false">⋅</mo>
              <mi>n</mi>
            </mrow>
            <mrow>
              <mi>n</mi>
              <mo stretchy="false">+</mo>
              <mn>1</mn>
            </mrow>
          </mfrac>
        </mrow>
        <mo stretchy="false">=</mo>
        <msub>
          <mi mathvariant="italic">d0</mi>
          <mi>k</mi>
        </msub>
      </mrow>
    </mrow>
    <annotation encoding="StarMath 5.0">dist ( k, M_n ) = d cdot n over {n +1} = d0_k</annotation>
  </semantics>
</math>
</file>

<file path=Object 41/content.xml><?xml version="1.0" encoding="utf-8"?>
<math xmlns="http://www.w3.org/1998/Math/MathML">
  <semantics>
    <msub>
      <mi mathvariant="italic">d0</mi>
      <mi>M</mi>
    </msub>
    <annotation encoding="StarMath 5.0">d0_M</annotation>
  </semantics>
</math>
</file>

<file path=Object 42/content.xml><?xml version="1.0" encoding="utf-8"?>
<math xmlns="http://www.w3.org/1998/Math/MathML">
  <semantics>
    <msub>
      <mi>M</mi>
      <mi>n</mi>
    </msub>
    <annotation encoding="StarMath 5.0">M_n</annotation>
  </semantics>
</math>
</file>

<file path=Object 43/content.xml><?xml version="1.0" encoding="utf-8"?>
<math xmlns="http://www.w3.org/1998/Math/MathML">
  <semantics>
    <msub>
      <mi mathvariant="italic">d0</mi>
      <mi>k</mi>
    </msub>
    <annotation encoding="StarMath 5.0">d0_k</annotation>
  </semantics>
</math>
</file>

<file path=Object 44/content.xml><?xml version="1.0" encoding="utf-8"?>
<math xmlns="http://www.w3.org/1998/Math/MathML">
  <semantics>
    <msub>
      <mi>M</mi>
      <mi>n</mi>
    </msub>
    <annotation encoding="StarMath 5.0">M_n</annotation>
  </semantics>
</math>
</file>

<file path=Object 45/content.xml><?xml version="1.0" encoding="utf-8"?>
<math xmlns="http://www.w3.org/1998/Math/MathML">
  <semantics>
    <mfrac>
      <mi>d</mi>
      <mi>n</mi>
    </mfrac>
    <annotation encoding="StarMath 5.0">d over n</annotation>
  </semantics>
</math>
</file>

<file path=Object 46/content.xml><?xml version="1.0" encoding="utf-8"?>
<math xmlns="http://www.w3.org/1998/Math/MathML">
  <semantics>
    <mfrac>
      <mrow>
        <mi>d</mi>
        <mo stretchy="false">⋅</mo>
        <mrow>
          <mo stretchy="false">(</mo>
          <mrow>
            <mi>n</mi>
            <mo stretchy="false">−</mo>
            <mn>1</mn>
          </mrow>
          <mo stretchy="false">)</mo>
        </mrow>
      </mrow>
      <mi>n</mi>
    </mfrac>
    <annotation encoding="StarMath 5.0">d cdot (n-1) over n</annotation>
  </semantics>
</math>
</file>

<file path=Object 47/content.xml><?xml version="1.0" encoding="utf-8"?>
<math xmlns="http://www.w3.org/1998/Math/MathML">
  <semantics>
    <mfrac>
      <mn>1</mn>
      <mi>n</mi>
    </mfrac>
    <annotation encoding="StarMath 5.0">1 over n</annotation>
  </semantics>
</math>
</file>

<file path=Object 48/content.xml><?xml version="1.0" encoding="utf-8"?>
<math xmlns="http://www.w3.org/1998/Math/MathML">
  <semantics>
    <mfrac>
      <mrow>
        <mo stretchy="false">(</mo>
        <mrow>
          <mi>n</mi>
          <mi>–</mi>
          <mn>1</mn>
        </mrow>
        <mo stretchy="false">)</mo>
      </mrow>
      <mi>n</mi>
    </mfrac>
    <annotation encoding="StarMath 5.0">(n – 1)over n</annotation>
  </semantics>
</math>
</file>

<file path=Object 49/content.xml><?xml version="1.0" encoding="utf-8"?>
<math xmlns="http://www.w3.org/1998/Math/MathML">
  <semantics>
    <mfrac>
      <mi>d</mi>
      <mrow>
        <mi>k</mi>
        <mo stretchy="false">+</mo>
        <mn>1</mn>
      </mrow>
    </mfrac>
    <annotation encoding="StarMath 5.0">d over {k + 1}</annotation>
  </semantics>
</math>
</file>

<file path=Object 5/content.xml><?xml version="1.0" encoding="utf-8"?>
<math xmlns="http://www.w3.org/1998/Math/MathML">
  <semantics>
    <mrow>
      <mi>F</mi>
      <mrow>
        <mrow>
          <mo stretchy="false">(</mo>
          <mrow>
            <mi>A</mi>
            <mi>,</mi>
            <mi>B</mi>
          </mrow>
          <mo stretchy="false">)</mo>
        </mrow>
        <mo stretchy="false">≥</mo>
        <mn>0</mn>
      </mrow>
    </mrow>
    <annotation encoding="StarMath 5.0">F (A, B) &gt;= 0</annotation>
  </semantics>
</math>
</file>

<file path=Object 50/content.xml><?xml version="1.0" encoding="utf-8"?>
<math xmlns="http://www.w3.org/1998/Math/MathML">
  <semantics>
    <mfrac>
      <mrow>
        <mi>d</mi>
        <mo stretchy="false">⋅</mo>
        <mi>k</mi>
      </mrow>
      <mrow>
        <mi>k</mi>
        <mo stretchy="false">+</mo>
        <mn>1</mn>
      </mrow>
    </mfrac>
    <annotation encoding="StarMath 5.0">d cdot k over {k + 1}</annotation>
  </semantics>
</math>
</file>

<file path=Object 51/content.xml><?xml version="1.0" encoding="utf-8"?>
<math xmlns="http://www.w3.org/1998/Math/MathML">
  <semantics>
    <mrow>
      <msub>
        <mi>B</mi>
        <mi>n</mi>
      </msub>
      <mrow>
        <mo stretchy="false">(</mo>
        <mrow>
          <msub>
            <mi>M</mi>
            <mi>n</mi>
          </msub>
          <mi>,</mi>
          <msub>
            <mi>D</mi>
            <mi>n</mi>
          </msub>
        </mrow>
        <mo stretchy="false">)</mo>
      </mrow>
    </mrow>
    <annotation encoding="StarMath 5.0">B_n(M_n, D_n)</annotation>
  </semantics>
</math>
</file>

<file path=Object 52/content.xml><?xml version="1.0" encoding="utf-8"?>
<math xmlns="http://www.w3.org/1998/Math/MathML">
  <semantics>
    <msub>
      <mi>B</mi>
      <mrow>
        <mi>n</mi>
        <mo stretchy="false">+</mo>
        <mn>1</mn>
      </mrow>
    </msub>
    <annotation encoding="StarMath 5.0">B_{n +1}</annotation>
  </semantics>
</math>
</file>

<file path=Object 53/content.xml><?xml version="1.0" encoding="utf-8"?>
<math xmlns="http://www.w3.org/1998/Math/MathML">
  <semantics>
    <msub>
      <mi>M</mi>
      <mrow>
        <mi>n</mi>
        <mo stretchy="false">+</mo>
        <mn>1</mn>
      </mrow>
    </msub>
    <annotation encoding="StarMath 5.0">M_{n+1}</annotation>
  </semantics>
</math>
</file>

<file path=Object 54/content.xml><?xml version="1.0" encoding="utf-8"?>
<math xmlns="http://www.w3.org/1998/Math/MathML">
  <semantics>
    <msub>
      <mi>D</mi>
      <mrow>
        <mi>n</mi>
        <mo stretchy="false">+</mo>
        <mn>1</mn>
      </mrow>
    </msub>
    <annotation encoding="StarMath 5.0">D_{n +1}</annotation>
  </semantics>
</math>
</file>

<file path=Object 55/content.xml><?xml version="1.0" encoding="utf-8"?>
<math xmlns="http://www.w3.org/1998/Math/MathML">
  <semantics>
    <mrow>
      <msub>
        <mi>D</mi>
        <mrow>
          <mi>n</mi>
          <mo stretchy="false">+</mo>
          <mn>1</mn>
        </mrow>
      </msub>
      <mo stretchy="false">≥</mo>
      <mfrac>
        <mrow>
          <mi>d</mi>
          <mo stretchy="false">⋅</mo>
          <mi>n</mi>
        </mrow>
        <mrow>
          <mi>n</mi>
          <mo stretchy="false">+</mo>
          <mn>1</mn>
        </mrow>
      </mfrac>
    </mrow>
    <annotation encoding="StarMath 5.0">D_{n+1}&gt;=d cdot n over {n+1}</annotation>
  </semantics>
</math>
</file>

<file path=Object 56/content.xml><?xml version="1.0" encoding="utf-8"?>
<math xmlns="http://www.w3.org/1998/Math/MathML">
  <semantics>
    <mrow>
      <msub>
        <mi>b</mi>
        <mn>0</mn>
      </msub>
      <mo stretchy="false">∈</mo>
      <msub>
        <mi>B</mi>
        <mi>n</mi>
      </msub>
    </mrow>
    <annotation encoding="StarMath 5.0">b_0 in B_n</annotation>
  </semantics>
</math>
</file>

<file path=Object 57/content.xml><?xml version="1.0" encoding="utf-8"?>
<math xmlns="http://www.w3.org/1998/Math/MathML">
  <semantics>
    <msub>
      <mi>B</mi>
      <mi>n</mi>
    </msub>
    <annotation encoding="StarMath 5.0">B_n</annotation>
  </semantics>
</math>
</file>

<file path=Object 58/content.xml><?xml version="1.0" encoding="utf-8"?>
<math xmlns="http://www.w3.org/1998/Math/MathML">
  <semantics>
    <mtable>
      <mtr>
        <mtd>
          <mrow>
            <mi mathvariant="italic">dist</mi>
            <mi></mi>
            <msub>
              <mi>b</mi>
              <mn>0,</mn>
            </msub>
            <msub>
              <mi>M</mi>
              <mrow>
                <mi>n</mi>
                <mo stretchy="false">+</mo>
                <mn>1</mn>
              </mrow>
            </msub>
            <mrow>
              <mi></mi>
              <mo stretchy="false">≤</mo>
              <mi mathvariant="italic">dist</mi>
            </mrow>
            <mi></mi>
            <msub>
              <mi>b</mi>
              <mn>0,</mn>
            </msub>
            <msub>
              <mi>M</mi>
              <mi>n</mi>
            </msub>
            <mrow>
              <mi></mi>
              <mo stretchy="false">+</mo>
            </mrow>
          </mrow>
        </mtd>
      </mtr>
      <mtr>
        <mtd>
          <mrow>
            <mrow>
              <mo stretchy="false">+</mo>
              <mi mathvariant="italic">dist</mi>
            </mrow>
            <mi></mi>
            <msub>
              <mi>M</mi>
              <mi>n</mi>
            </msub>
            <mi>,</mi>
            <msub>
              <mi>M</mi>
              <mrow>
                <mi>n</mi>
                <mo stretchy="false">+</mo>
                <mn>1</mn>
              </mrow>
            </msub>
            <mi></mi>
          </mrow>
        </mtd>
      </mtr>
    </mtable>
    <annotation encoding="StarMath 5.0">dist b_0,M_{n+1}&lt;=dist b_0,M_n +{} newline {}+dist M_n ,M_{n+1}</annotation>
  </semantics>
</math>
</file>

<file path=Object 59/content.xml><?xml version="1.0" encoding="utf-8"?>
<math xmlns="http://www.w3.org/1998/Math/MathML">
  <semantics>
    <mrow>
      <mrow>
        <msub>
          <mi>D</mi>
          <mrow>
            <mi>n</mi>
            <mo stretchy="false">+</mo>
            <mn>1</mn>
          </mrow>
        </msub>
        <mo stretchy="false">=</mo>
        <mi mathvariant="italic">max</mi>
      </mrow>
      <mi></mi>
      <mfrac>
        <mrow>
          <mi>d</mi>
          <mo stretchy="false">⋅</mo>
          <mi>n</mi>
        </mrow>
        <mrow>
          <mi>n</mi>
          <mo stretchy="false">+</mo>
          <mn>1</mn>
        </mrow>
      </mfrac>
      <mi>,</mi>
      <msub>
        <mi>D</mi>
        <mi>n</mi>
      </msub>
      <mi></mi>
      <mfrac>
        <mi>d</mi>
        <mrow>
          <mi>n</mi>
          <mo stretchy="false">+</mo>
          <mn>1</mn>
        </mrow>
      </mfrac>
      <mi></mi>
    </mrow>
    <annotation encoding="StarMath 5.0">D_{n+1}=maxd cdot n over {n+1},D_nd over {n+1}  </annotation>
  </semantics>
</math>
</file>

<file path=Object 6/content.xml><?xml version="1.0" encoding="utf-8"?>
<math xmlns="http://www.w3.org/1998/Math/MathML">
  <semantics>
    <mrow>
      <mi>f</mi>
      <mrow>
        <mrow>
          <mo stretchy="false">(</mo>
          <mrow>
            <mi>A</mi>
            <mi>,</mi>
            <mi>B</mi>
          </mrow>
          <mo stretchy="false">)</mo>
        </mrow>
        <mo stretchy="false">=</mo>
        <mn>0</mn>
      </mrow>
      <mo stretchy="false">⇔</mo>
      <mrow>
        <mi>A</mi>
        <mo stretchy="false">=</mo>
        <mi>B</mi>
      </mrow>
    </mrow>
    <annotation encoding="StarMath 5.0">f (A, B) = 0 dlrarrow    A = B </annotation>
  </semantics>
</math>
</file>

<file path=Object 7/content.xml><?xml version="1.0" encoding="utf-8"?>
<math xmlns="http://www.w3.org/1998/Math/MathML">
  <semantics>
    <mrow>
      <mi>F</mi>
      <mrow>
        <mrow>
          <mo stretchy="false">(</mo>
          <mrow>
            <mi>A</mi>
            <mi>,</mi>
            <mi>B</mi>
          </mrow>
          <mo stretchy="false">)</mo>
        </mrow>
        <mo stretchy="false">=</mo>
        <mn>0</mn>
      </mrow>
      <mo stretchy="false">⇔</mo>
      <mi>M</mi>
      <mrow>
        <mrow>
          <mo stretchy="false">(</mo>
          <mi>A</mi>
          <mo stretchy="false">)</mo>
        </mrow>
        <mo stretchy="false">=</mo>
        <mi>M</mi>
      </mrow>
      <mrow>
        <mo stretchy="false">(</mo>
        <mi>B</mi>
        <mo stretchy="false">)</mo>
      </mrow>
    </mrow>
    <annotation encoding="StarMath 5.0">F(A, B) = 0 dlrarrow M(A) = M(B)</annotation>
  </semantics>
</math>
</file>

<file path=Object 8/content.xml><?xml version="1.0" encoding="utf-8"?>
<math xmlns="http://www.w3.org/1998/Math/MathML">
  <semantics>
    <mo stretchy="false">⇐</mo>
    <annotation encoding="StarMath 5.0">dlarrow </annotation>
  </semantics>
</math>
</file>

<file path=Object 9/content.xml><?xml version="1.0" encoding="utf-8"?>
<math xmlns="http://www.w3.org/1998/Math/MathML">
  <semantics>
    <mrow>
      <mi>F</mi>
      <mrow>
        <mrow>
          <mo stretchy="false">(</mo>
          <mrow>
            <mi>A</mi>
            <mi>,</mi>
            <mi>B</mi>
          </mrow>
          <mo stretchy="false">)</mo>
        </mrow>
        <mo stretchy="false">=</mo>
        <mi>f</mi>
      </mrow>
      <mrow>
        <mo stretchy="false">(</mo>
        <mrow>
          <mi>B</mi>
          <mi>,</mi>
          <mi>A</mi>
        </mrow>
        <mo stretchy="false">)</mo>
      </mrow>
    </mrow>
    <annotation encoding="StarMath 5.0">F (A, B) = f (B, A)</annotation>
  </semantics>
</math>
</file>